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rg1</text:p>
          </table:table-cell>
          <table:table-cell office:value-type="string">
            <text:p>Relation</text:p>
          </table:table-cell>
          <table:table-cell office:value-type="string">
            <text:p>Arg2</text:p>
          </table:table-cell>
          <table:table-cell office:value-type="string">
            <text:p>correct/incorrrect</text:p>
          </table:table-cell>
          <table:table-cell office:value-type="string">
            <text:p>Original twee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everyone shut up. . @mirandamuerta</text:p>
          </table:table-cell>
          <table:table-cell office:value-type="string">
            <text:p>Right</text:p>
          </table:table-cell>
          <table:table-cell office:value-type="string">
            <text:p>Henry you miss everyone shut up. . @MirandaMuerta so righ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rvest</text:p>
          </table:table-cell>
          <table:table-cell office:value-type="string">
            <text:p># of food</text:p>
          </table:table-cell>
          <table:table-cell office:value-type="string">
            <text:p>Right</text:p>
          </table:table-cell>
          <table:table-cell office:value-type="string">
            <text:p>I 've harvested 1,275 of food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eople</text:p>
          </table:table-cell>
          <table:table-cell office:value-type="string">
            <text:p>try to tell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When people try to tell you what YOU said &amp;lt ;&amp;lt ;&amp;lt ; I be like TF -_- I know what I said ... #iCanAdmit I ignore 90 % of the conversation people giv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&amp;lt ;&amp;lt ;&amp;lt</text:p>
          </table:table-cell>
          <table:table-cell office:value-type="string">
            <text:p>Wrong</text:p>
          </table:table-cell>
          <table:table-cell office:value-type="string">
            <text:p>When people try to tell you what YOU said &amp;lt ;&amp;lt ;&amp;lt ; I be like TF -_- I know what I said ... #iCanAdmit I ignore 90 % of the conversation people giv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like</text:p>
          </table:table-cell>
          <table:table-cell office:value-type="string">
            <text:p>tf</text:p>
          </table:table-cell>
          <table:table-cell office:value-type="string">
            <text:p>Right</text:p>
          </table:table-cell>
          <table:table-cell office:value-type="string">
            <text:p>When people try to tell you what YOU said &amp;lt ;&amp;lt ;&amp;lt ; I be like TF -_- I know what I said ... #iCanAdmit I ignore 90 % of the conversation people giv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ignore</text:p>
          </table:table-cell>
          <table:table-cell office:value-type="string">
            <text:p># % of the conversation people</text:p>
          </table:table-cell>
          <table:table-cell office:value-type="string">
            <text:p>Right</text:p>
          </table:table-cell>
          <table:table-cell office:value-type="string">
            <text:p>When people try to tell you what YOU said &amp;lt ;&amp;lt ;&amp;lt ; I be like TF -_- I know what I said ... #iCanAdmit I ignore 90 % of the conversation people giv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 % of the conversation people</text:p>
          </table:table-cell>
          <table:table-cell office:value-type="string">
            <text:p>giv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When people try to tell you what YOU said &amp;lt ;&amp;lt ;&amp;lt ; I be like TF -_- I know what I said ... #iCanAdmit I ignore 90 % of the conversation people giv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bored lol</text:p>
          </table:table-cell>
          <table:table-cell office:value-type="string">
            <text:p>Right</text:p>
          </table:table-cell>
          <table:table-cell office:value-type="string">
            <text:p>Imma forward it I 'm bored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get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Started out out slow,cause no matter how much she gets she wants more \ud83c\udfb6\ud83d\udc95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want</text:p>
          </table:table-cell>
          <table:table-cell office:value-type="string">
            <text:p>more #</text:p>
          </table:table-cell>
          <table:table-cell office:value-type="string">
            <text:p>Right</text:p>
          </table:table-cell>
          <table:table-cell office:value-type="string">
            <text:p>Started out out slow,cause no matter how much she gets she wants more \ud83c\udfb6\ud83d\udc95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activate</text:p>
          </table:table-cell>
          <table:table-cell office:value-type="string">
            <text:p>my subscription</text:p>
          </table:table-cell>
          <table:table-cell office:value-type="string">
            <text:p>Right</text:p>
          </table:table-cell>
          <table:table-cell office:value-type="string">
            <text:p>I just activated my subscription to http :\/\/t.co\/r3qJhxtQyM - Get yours here : http :\/\/t.co\/0dAv4fPJm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subscription</text:p>
          </table:table-cell>
          <table:table-cell office:value-type="string">
            <text:p>get</text:p>
          </table:table-cell>
          <table:table-cell office:value-type="string">
            <text:p>yours</text:p>
          </table:table-cell>
          <table:table-cell office:value-type="string">
            <text:p>Wrong</text:p>
          </table:table-cell>
          <table:table-cell office:value-type="string">
            <text:p>I just activated my subscription to http :\/\/t.co\/r3qJhxtQyM - Get yours here : http :\/\/t.co\/0dAv4fPJm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ning morning</text:p>
          </table:table-cell>
          <table:table-cell office:value-type="string">
            <text:p>miss</text:p>
          </table:table-cell>
          <table:table-cell office:value-type="string">
            <text:p>all my craze ass tweeters</text:p>
          </table:table-cell>
          <table:table-cell office:value-type="string">
            <text:p>Wrong</text:p>
          </table:table-cell>
          <table:table-cell office:value-type="string">
            <text:p>Morning Morning , feels good to be back on twitter , missed all my craze ass tweeters #mwa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You could never be me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mories</text:p>
          </table:table-cell>
          <table:table-cell office:value-type="string">
            <text:p>make of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Ultimately defeated , but memories are made of thi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I do n't think she knows what free time i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copy</text:p>
          </table:table-cell>
          <table:table-cell office:value-type="string">
            <text:p>mine</text:p>
          </table:table-cell>
          <table:table-cell office:value-type="string">
            <text:p>Right</text:p>
          </table:table-cell>
          <table:table-cell office:value-type="string">
            <text:p>They copy mine :D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 paper</text:p>
          </table:table-cell>
          <table:table-cell office:value-type="string">
            <text:p>write</text:p>
          </table:table-cell>
          <table:table-cell office:value-type="string">
            <text:p>itself</text:p>
          </table:table-cell>
          <table:table-cell office:value-type="string">
            <text:p>Right</text:p>
          </table:table-cell>
          <table:table-cell office:value-type="string">
            <text:p>Urgh ! Can't this paper just write itself :(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gimme</text:p>
          </table:table-cell>
          <table:table-cell office:value-type="string">
            <text:p>goose bumps</text:p>
          </table:table-cell>
          <table:table-cell office:value-type="string">
            <text:p>Right</text:p>
          </table:table-cell>
          <table:table-cell office:value-type="string">
            <text:p>African Babe , you gimme goose bumps ..... @Trainer_Ryan Perhaps , since I\u2019m almost done with it , and want it to live a bit longer with me . . Do n't cry because it is ov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\u2019m</text:p>
          </table:table-cell>
          <table:table-cell office:value-type="string">
            <text:p>wan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frican Babe , you gimme goose bumps ..... @Trainer_Ryan Perhaps , since I\u2019m almost done with it , and want it to live a bit longer with me . . Do n't cry because it is ov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ddle of nowhere</text:p>
          </table:table-cell>
          <table:table-cell office:value-type="string">
            <text:p>keep tell</text:p>
          </table:table-cell>
          <table:table-cell office:value-type="string">
            <text:p>yourself</text:p>
          </table:table-cell>
          <table:table-cell office:value-type="string">
            <text:p>Wrong</text:p>
          </table:table-cell>
          <table:table-cell office:value-type="string">
            <text:p>Middle of nowhere . . Keep telling yourself that . . @PatrickStump what 's your favorite breakfast ? . @AARONCARTER love me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near east university department</text:p>
          </table:table-cell>
          <table:table-cell office:value-type="string">
            <text:p>Right</text:p>
          </table:table-cell>
          <table:table-cell office:value-type="string">
            <text:p>I 'm at Near East University Department Of Civil Engineering http :\/\/t.co\/oQwCuEY8Pv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 name for</text:p>
          </table:table-cell>
          <table:table-cell office:value-type="string">
            <text:p>twitter</text:p>
          </table:table-cell>
          <table:table-cell office:value-type="string">
            <text:p>Right</text:p>
          </table:table-cell>
          <table:table-cell office:value-type="string">
            <text:p>Its not complicated the bigger is better . . I need a fucking new name for twitter :**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hyroy 's lounge http</text:p>
          </table:table-cell>
          <table:table-cell office:value-type="string">
            <text:p>Right</text:p>
          </table:table-cell>
          <table:table-cell office:value-type="string">
            <text:p>I 'm at HyRoy 's Lounge http :\/\/t.co\/CktztWL9cH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laxation</text:p>
          </table:table-cell>
          <table:table-cell office:value-type="string">
            <text:p>widen</text:p>
          </table:table-cell>
          <table:table-cell office:value-type="string">
            <text:p>your comfort zone</text:p>
          </table:table-cell>
          <table:table-cell office:value-type="string">
            <text:p>Wrong</text:p>
          </table:table-cell>
          <table:table-cell office:value-type="string">
            <text:p>Relaxation &amp;amp; sightseeing = Greece , widen your comfort zone &amp;amp; a bit of the exotic = Morocc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comfort zone</text:p>
          </table:table-cell>
          <table:table-cell office:value-type="string">
            <text:p>&amp;amp; bit of</text:p>
          </table:table-cell>
          <table:table-cell office:value-type="string">
            <text:p>the exotic = morocco</text:p>
          </table:table-cell>
          <table:table-cell office:value-type="string">
            <text:p>Wrong</text:p>
          </table:table-cell>
          <table:table-cell office:value-type="string">
            <text:p>Relaxation &amp;amp; sightseeing = Greece , widen your comfort zone &amp;amp; a bit of the exotic = Morocc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it til</text:p>
          </table:table-cell>
          <table:table-cell office:value-type="string">
            <text:p>bedtime</text:p>
          </table:table-cell>
          <table:table-cell office:value-type="string">
            <text:p>Wrong</text:p>
          </table:table-cell>
          <table:table-cell office:value-type="string">
            <text:p>Not wishing my life away , but I ca n't wait til bedtime .... On Friday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..</text:p>
          </table:table-cell>
          <table:table-cell office:value-type="string">
            <text:p>Right</text:p>
          </table:table-cell>
          <table:table-cell office:value-type="string">
            <text:p>I Do n't Know How I Love You.. , But ... Maybe , Because Your Hear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 bread roll and supper</text:p>
          </table:table-cell>
          <table:table-cell office:value-type="string">
            <text:p>Right</text:p>
          </table:table-cell>
          <table:table-cell office:value-type="string">
            <text:p>Woah for my lunch I only had a bread roll and supper a yogur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ry</text:p>
          </table:table-cell>
          <table:table-cell office:value-type="string">
            <text:p>bc of how beautiful alison</text:p>
          </table:table-cell>
          <table:table-cell office:value-type="string">
            <text:p>Right</text:p>
          </table:table-cell>
          <table:table-cell office:value-type="string">
            <text:p>I 'm not even hungry . . Sometimes I cry bc of how beautiful Alison is , like she 's perfect. . New School , New Start , New Friends , New World ...\n\nAsia Pacific College ... : 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be</text:p>
          </table:table-cell>
          <table:table-cell office:value-type="string">
            <text:p>perfect.</text:p>
          </table:table-cell>
          <table:table-cell office:value-type="string">
            <text:p>Right</text:p>
          </table:table-cell>
          <table:table-cell office:value-type="string">
            <text:p>I 'm not even hungry . . Sometimes I cry bc of how beautiful Alison is , like she 's perfect. . New School , New Start , New Friends , New World ...\n\nAsia Pacific College ... : 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read thing about</text:p>
          </table:table-cell>
          <table:table-cell office:value-type="string">
            <text:p>gemini 's</text:p>
          </table:table-cell>
          <table:table-cell office:value-type="string">
            <text:p>Right</text:p>
          </table:table-cell>
          <table:table-cell office:value-type="string">
            <text:p>I 'm reading things about Gemini 's , and it 's like we 're the horniest fuckers compared to the other zodiac sig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 like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'm reading things about Gemini 's , and it 's like we 're the horniest fuckers compared to the other zodiac sig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be</text:p>
          </table:table-cell>
          <table:table-cell office:value-type="string">
            <text:p>the horniest fuckers</text:p>
          </table:table-cell>
          <table:table-cell office:value-type="string">
            <text:p>Right</text:p>
          </table:table-cell>
          <table:table-cell office:value-type="string">
            <text:p>I 'm reading things about Gemini 's , and it 's like we 're the horniest fuckers compared to the other zodiac sig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# yrs</text:p>
          </table:table-cell>
          <table:table-cell office:value-type="string">
            <text:p>Right</text:p>
          </table:table-cell>
          <table:table-cell office:value-type="string">
            <text:p>Good morning junkie ! . @DeepStateNews @MichelleLMcKee no he is 32 yrs ol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one</text:p>
          </table:table-cell>
          <table:table-cell office:value-type="string">
            <text:p>want</text:p>
          </table:table-cell>
          <table:table-cell office:value-type="string">
            <text:p>tattoos</text:p>
          </table:table-cell>
          <table:table-cell office:value-type="string">
            <text:p>Right</text:p>
          </table:table-cell>
          <table:table-cell office:value-type="string">
            <text:p>Everyone wants tattoos , but want to get rid of them after few year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attoos</text:p>
          </table:table-cell>
          <table:table-cell office:value-type="string">
            <text:p>want to get rid of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Everyone wants tattoos , but want to get rid of them after few year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the perfect solution</text:p>
          </table:table-cell>
          <table:table-cell office:value-type="string">
            <text:p>Right</text:p>
          </table:table-cell>
          <table:table-cell office:value-type="string">
            <text:p>We have the perfect soluti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little malcolm x</text:p>
          </table:table-cell>
          <table:table-cell office:value-type="string">
            <text:p>Right</text:p>
          </table:table-cell>
          <table:table-cell office:value-type="string">
            <text:p>IRC laser , painless , cheap &amp;amp; effective . . I 'm a little Malcolm X and a lot of John Lenin. . @arleenebeaan Just leaves me to be by myself with out warning at lunch lma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lot of john lenin.</text:p>
          </table:table-cell>
          <table:table-cell office:value-type="string">
            <text:p>leav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RC laser , painless , cheap &amp;amp; effective . . I 'm a little Malcolm X and a lot of John Lenin. . @arleenebeaan Just leaves me to be by myself with out warning at lunch lma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best friends</text:p>
          </table:table-cell>
          <table:table-cell office:value-type="string">
            <text:p>become friend with</text:p>
          </table:table-cell>
          <table:table-cell office:value-type="string">
            <text:p>someone</text:p>
          </table:table-cell>
          <table:table-cell office:value-type="string">
            <text:p>Wrong</text:p>
          </table:table-cell>
          <table:table-cell office:value-type="string">
            <text:p>I do n't know how guys in England can do that to girls lol. . when my best friends becomes friends with someone who does n't like me , whooa. . My skin is n't peeling because I have 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one</text:p>
          </table:table-cell>
          <table:table-cell office:value-type="string">
            <text:p>li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 do n't know how guys in England can do that to girls lol. . when my best friends becomes friends with someone who does n't like me , whooa. . My skin is n't peeling because I have 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Wrong</text:p>
          </table:table-cell>
          <table:table-cell office:value-type="string">
            <text:p>I do n't know how guys in England can do that to girls lol. . when my best friends becomes friends with someone who does n't like me , whooa. . My skin is n't peeling because I have 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23,933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ake</text:p>
          </table:table-cell>
          <table:table-cell office:value-type="string">
            <text:p>compliments</text:p>
          </table:table-cell>
          <table:table-cell office:value-type="string">
            <text:p>Right</text:p>
          </table:table-cell>
          <table:table-cell office:value-type="string">
            <text:p>Geesh I do not take compliments wel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by</text:p>
          </table:table-cell>
          <table:table-cell office:value-type="string">
            <text:p>please</text:p>
          </table:table-cell>
          <table:table-cell office:value-type="string">
            <text:p>dont goo.</text:p>
          </table:table-cell>
          <table:table-cell office:value-type="string">
            <text:p>Wrong</text:p>
          </table:table-cell>
          <table:table-cell office:value-type="string">
            <text:p>Baby please Dont goo. .... @urfagbulous I want that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that !</text:p>
          </table:table-cell>
          <table:table-cell office:value-type="string">
            <text:p>Right</text:p>
          </table:table-cell>
          <table:table-cell office:value-type="string">
            <text:p>Baby please Dont goo. .... @urfagbulous I want that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want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How are you pal ? ! . @skizoox94 ; Happy birthday ! ! . @IamKing2Timez why would you want this ? http :\/\/t.co\/b91sbnEIaQ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</text:p>
          </table:table-cell>
          <table:table-cell office:value-type="string">
            <text:p>http</text:p>
          </table:table-cell>
          <table:table-cell office:value-type="string">
            <text:p>:\/\/t.co\/b91sbneiaq</text:p>
          </table:table-cell>
          <table:table-cell office:value-type="string">
            <text:p>Wrong</text:p>
          </table:table-cell>
          <table:table-cell office:value-type="string">
            <text:p>How are you pal ? ! . @skizoox94 ; Happy birthday ! ! . @IamKing2Timez why would you want this ? http :\/\/t.co\/b91sbnEIaQ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 pot with</text:p>
          </table:table-cell>
          <table:table-cell office:value-type="string">
            <text:p>punch</text:p>
          </table:table-cell>
          <table:table-cell office:value-type="string">
            <text:p>Right</text:p>
          </table:table-cell>
          <table:table-cell office:value-type="string">
            <text:p>I have Pot with Punch on my island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 hot for</text:p>
          </table:table-cell>
          <table:table-cell office:value-type="string">
            <text:p>bitches</text:p>
          </table:table-cell>
          <table:table-cell office:value-type="string">
            <text:p>Right</text:p>
          </table:table-cell>
          <table:table-cell office:value-type="string">
            <text:p>You know what . . It 's too hot for bitches to still wanna cuddl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Franklin\n\n# DudeMeister . like I do n't even know you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ki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e killed me with his perfection i wanna die n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oroscopes</text:p>
          </table:table-cell>
          <table:table-cell office:value-type="string">
            <text:p>frea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oroscopes freak me out sometimes # SoAccurst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irls</text:p>
          </table:table-cell>
          <table:table-cell office:value-type="string">
            <text:p>be</text:p>
          </table:table-cell>
          <table:table-cell office:value-type="string">
            <text:p>funny creatures</text:p>
          </table:table-cell>
          <table:table-cell office:value-type="string">
            <text:p>Right</text:p>
          </table:table-cell>
          <table:table-cell office:value-type="string">
            <text:p>Girls are funny creatur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hat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 . @Picturmerollinx she wants you to die from the stomach pain I feel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their age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 . @Picturmerollinx she wants you to die from the stomach pain I feel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ir age</text:p>
          </table:table-cell>
          <table:table-cell office:value-type="string">
            <text:p>kill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hey hate it when you ask their age but will kill you if you forget their birthday . . @Picturmerollinx she wants you to die from the stomach pain I feel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forget</text:p>
          </table:table-cell>
          <table:table-cell office:value-type="string">
            <text:p>their birthday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 . @Picturmerollinx she wants you to die from the stomach pain I feel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want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hey hate it when you ask their age but will kill you if you forget their birthday . . @Picturmerollinx she wants you to die from the stomach pain I feel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eel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 . @Picturmerollinx she wants you to die from the stomach pain I feel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the sudden erg</text:p>
          </table:table-cell>
          <table:table-cell office:value-type="string">
            <text:p>Right</text:p>
          </table:table-cell>
          <table:table-cell office:value-type="string">
            <text:p>I got the sudden erg to play beer pong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the one&amp;amp;that</text:p>
          </table:table-cell>
          <table:table-cell office:value-type="string">
            <text:p>Right</text:p>
          </table:table-cell>
          <table:table-cell office:value-type="string">
            <text:p>You were the one&amp;amp;that was enoug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healthy attitude</text:p>
          </table:table-cell>
          <table:table-cell office:value-type="string">
            <text:p>wait to catch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 healthy attitude is contagious but do n't wait to catch it from other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thing</text:p>
          </table:table-cell>
          <table:table-cell office:value-type="string">
            <text:p>be</text:p>
          </table:table-cell>
          <table:table-cell office:value-type="string">
            <text:p>all right all the time</text:p>
          </table:table-cell>
          <table:table-cell office:value-type="string">
            <text:p>Right</text:p>
          </table:table-cell>
          <table:table-cell office:value-type="string">
            <text:p>Be a carrier. . Maybe everything wo n't be all right all the ti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lie</text:p>
          </table:table-cell>
          <table:table-cell office:value-type="float" office:value="0">
            <text:p>0</text:p>
          </table:table-cell>
          <table:table-cell office:value-type="string">
            <text:p>Wrong</text:p>
          </table:table-cell>
          <table:table-cell office:value-type="string">
            <text:p>Got to take these chances where they lie . . Thank the Gods that my parents have high speed Internet out here in the sticks .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string">
            <text:p>thank</text:p>
          </table:table-cell>
          <table:table-cell office:value-type="string">
            <text:p>the gods</text:p>
          </table:table-cell>
          <table:table-cell office:value-type="string">
            <text:p>Wrong</text:p>
          </table:table-cell>
          <table:table-cell office:value-type="string">
            <text:p>Got to take these chances where they lie . . Thank the Gods that my parents have high speed Internet out here in the stick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parents</text:p>
          </table:table-cell>
          <table:table-cell office:value-type="string">
            <text:p>have</text:p>
          </table:table-cell>
          <table:table-cell office:value-type="string">
            <text:p>high speed internet</text:p>
          </table:table-cell>
          <table:table-cell office:value-type="string">
            <text:p>Right</text:p>
          </table:table-cell>
          <table:table-cell office:value-type="string">
            <text:p>Got to take these chances where they lie . . Thank the Gods that my parents have high speed Internet out here in the stick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sh these fucks</text:p>
          </table:table-cell>
          <table:table-cell office:value-type="string">
            <text:p>go to</text:p>
          </table:table-cell>
          <table:table-cell office:value-type="string">
            <text:p>their normal names</text:p>
          </table:table-cell>
          <table:table-cell office:value-type="string">
            <text:p>Right</text:p>
          </table:table-cell>
          <table:table-cell office:value-type="string">
            <text:p>Wish these fucks would go back to their normal names &amp;amp; avi 's # SoDamnConfuse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cse 's</text:p>
          </table:table-cell>
          <table:table-cell office:value-type="string">
            <text:p>predict</text:p>
          </table:table-cell>
          <table:table-cell office:value-type="string">
            <text:p>my future</text:p>
          </table:table-cell>
          <table:table-cell office:value-type="string">
            <text:p>Right</text:p>
          </table:table-cell>
          <table:table-cell office:value-type="string">
            <text:p>How can GCSE 'S predict my future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 thing</text:p>
          </table:table-cell>
          <table:table-cell office:value-type="string">
            <text:p>bother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Why let one thing bother you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quisitez s.a. garnier nieto catering service</text:p>
          </table:table-cell>
          <table:table-cell office:value-type="string">
            <text:p>http</text:p>
          </table:table-cell>
          <table:table-cell office:value-type="string">
            <text:p>:\/\/t.co\/4t7uk2uowl</text:p>
          </table:table-cell>
          <table:table-cell office:value-type="string">
            <text:p>Wrong</text:p>
          </table:table-cell>
          <table:table-cell office:value-type="string">
            <text:p>Exquisitez S.A. Garnier Nieto Catering Service http :\/\/t.co\/4t7Uk2Uow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na</text:p>
          </table:table-cell>
          <table:table-cell office:value-type="string">
            <text:p>dance right nah</text:p>
          </table:table-cell>
          <table:table-cell office:value-type="string">
            <text:p>Right</text:p>
          </table:table-cell>
          <table:table-cell office:value-type="string">
            <text:p>I wanna dance right nah but I ca n't get my legs or arms to move in any w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my legs or arms</text:p>
          </table:table-cell>
          <table:table-cell office:value-type="string">
            <text:p>Wrong</text:p>
          </table:table-cell>
          <table:table-cell office:value-type="string">
            <text:p>I wanna dance right nah but I ca n't get my legs or arms to move in any w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do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guess , but do I really want to dress to look like an unmade bed ? ?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\u00a3 light atm</text:p>
          </table:table-cell>
          <table:table-cell office:value-type="string">
            <text:p>Right</text:p>
          </table:table-cell>
          <table:table-cell office:value-type="string">
            <text:p>And I am \u00a3 light atm ! ! Hope all good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u00a3 light atm</text:p>
          </table:table-cell>
          <table:table-cell office:value-type="string">
            <text:p>hope</text:p>
          </table:table-cell>
          <table:table-cell office:value-type="string">
            <text:p>all good</text:p>
          </table:table-cell>
          <table:table-cell office:value-type="string">
            <text:p>Wrong</text:p>
          </table:table-cell>
          <table:table-cell office:value-type="string">
            <text:p>And I am \u00a3 light atm ! ! Hope all good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</text:p>
          </table:table-cell>
          <table:table-cell office:value-type="string">
            <text:p>pee on</text:p>
          </table:table-cell>
          <table:table-cell office:value-type="string">
            <text:p>lol</text:p>
          </table:table-cell>
          <table:table-cell office:value-type="string">
            <text:p>Wrong</text:p>
          </table:table-cell>
          <table:table-cell office:value-type="string">
            <text:p>How do u get beat up and peed on lol , like i just dont get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dont 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How do u get beat up and peed on lol , like i just dont get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get</text:p>
          </table:table-cell>
          <table:table-cell office:value-type="string">
            <text:p>cotton candy pink</text:p>
          </table:table-cell>
          <table:table-cell office:value-type="string">
            <text:p>Right</text:p>
          </table:table-cell>
          <table:table-cell office:value-type="string">
            <text:p>We got cotton candy pink , pillarbox red , atomic turquoise , and venus env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oughts</text:p>
          </table:table-cell>
          <table:table-cell office:value-type="string">
            <text:p>be with</text:p>
          </table:table-cell>
          <table:table-cell office:value-type="string">
            <text:p>oklahoma</text:p>
          </table:table-cell>
          <table:table-cell office:value-type="string">
            <text:p>Right</text:p>
          </table:table-cell>
          <table:table-cell office:value-type="string">
            <text:p>Thoughts are with Oklahoma tod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natural world</text:p>
          </table:table-cell>
          <table:table-cell office:value-type="string">
            <text:p>turn</text:p>
          </table:table-cell>
          <table:table-cell office:value-type="string">
            <text:p>people 's worlds</text:p>
          </table:table-cell>
          <table:table-cell office:value-type="string">
            <text:p>Right</text:p>
          </table:table-cell>
          <table:table-cell office:value-type="string">
            <text:p>Incredible how the natural world can turn people 's worlds upside down . . @justinbieber you are really born to be somebody . . Dis IRRELEVANT heffa Karlie is clearly mad tho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bear to be</text:p>
          </table:table-cell>
          <table:table-cell office:value-type="string">
            <text:p>somebody</text:p>
          </table:table-cell>
          <table:table-cell office:value-type="string">
            <text:p>Right</text:p>
          </table:table-cell>
          <table:table-cell office:value-type="string">
            <text:p>Incredible how the natural world can turn people 's worlds upside down . . @justinbieber you are really born to be somebody . . Dis IRRELEVANT heffa Karlie is clearly mad tho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seat</text:p>
          </table:table-cell>
          <table:table-cell office:value-type="string">
            <text:p>1st</text:p>
          </table:table-cell>
          <table:table-cell office:value-type="string">
            <text:p>stage ..fuhhhh</text:p>
          </table:table-cell>
          <table:table-cell office:value-type="string">
            <text:p>Wrong</text:p>
          </table:table-cell>
          <table:table-cell office:value-type="string">
            <text:p>Girl HAVE A SEAT ! ! ! . 1st stage ..fuhhh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play</text:p>
          </table:table-cell>
          <table:table-cell office:value-type="string">
            <text:p>space pursuit</text:p>
          </table:table-cell>
          <table:table-cell office:value-type="string">
            <text:p>Right</text:p>
          </table:table-cell>
          <table:table-cell office:value-type="string">
            <text:p>Hi , I am playing 'space pursuit '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lying</text:p>
          </table:table-cell>
          <table:table-cell office:value-type="string">
            <text:p>play at</text:p>
          </table:table-cell>
          <table:table-cell office:value-type="string">
            <text:p>secret venue</text:p>
          </table:table-cell>
          <table:table-cell office:value-type="string">
            <text:p>Wrong</text:p>
          </table:table-cell>
          <table:table-cell office:value-type="string">
            <text:p>Flying to ... tonight will play at secret venue ! ! ! http :\/\/t.co\/zWTrcaFqTi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cret venue</text:p>
          </table:table-cell>
          <table:table-cell office:value-type="string">
            <text:p>http</text:p>
          </table:table-cell>
          <table:table-cell office:value-type="string">
            <text:p>:\/\/t.co\/zwtrcafqti</text:p>
          </table:table-cell>
          <table:table-cell office:value-type="string">
            <text:p>Wrong</text:p>
          </table:table-cell>
          <table:table-cell office:value-type="string">
            <text:p>Flying to ... tonight will play at secret venue ! ! ! http :\/\/t.co\/zWTrcaFqTi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lime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ublime make me feel bett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hil harrison</text:p>
          </table:table-cell>
          <table:table-cell office:value-type="string">
            <text:p>raise</text:p>
          </table:table-cell>
          <table:table-cell office:value-type="string">
            <text:p>his arms</text:p>
          </table:table-cell>
          <table:table-cell office:value-type="string">
            <text:p>Right</text:p>
          </table:table-cell>
          <table:table-cell office:value-type="string">
            <text:p>We 'll know soon enough . . Phil Harrison , centre stage , raises his arms and conjures the next Xbox from the natural elements beneath his bare feet #xboxrevea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ntre stage</text:p>
          </table:table-cell>
          <table:table-cell office:value-type="string">
            <text:p>conjure</text:p>
          </table:table-cell>
          <table:table-cell office:value-type="string">
            <text:p>the next xbox</text:p>
          </table:table-cell>
          <table:table-cell office:value-type="string">
            <text:p>Wrong</text:p>
          </table:table-cell>
          <table:table-cell office:value-type="string">
            <text:p>We 'll know soon enough . . Phil Harrison , centre stage , raises his arms and conjures the next Xbox from the natural elements beneath his bare feet #xboxrevea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arespace baidu live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Sharespace Baidu Live http :\/\/t.co\/mCt40h69P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same shoes</text:p>
          </table:table-cell>
          <table:table-cell office:value-type="string">
            <text:p>be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office:value-type="string">
            <text:p>Sigh why ca n't the same shoes that are $ 60 online in America be that here but noooo goodbye $ 110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on't</text:p>
          </table:table-cell>
          <table:table-cell office:value-type="string">
            <text:p>let these little things slip out</text:p>
          </table:table-cell>
          <table:table-cell office:value-type="string">
            <text:p>Right</text:p>
          </table:table-cell>
          <table:table-cell office:value-type="string">
            <text:p>I WON'T LET THESE LITTLE THINGS SLIP OUT OF MY MOUTH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tin' cloudy</text:p>
          </table:table-cell>
          <table:table-cell office:value-type="string">
            <text:p>hop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Gettin' cloudy ... Hope it wo n't r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eveland indians</text:p>
          </table:table-cell>
          <table:table-cell office:value-type="string">
            <text:p>mo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office:value-type="string">
            <text:p>Kansas City Royals vs. Cleveland Indians 09\/16\/2013 7:10PM Kauffman Stadium Kansas City , MO http :\/\/t.co\/9ZXcibOBPE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yday rt. @annabelleinwood happily #</text:p>
          </table:table-cell>
          <table:table-cell office:value-type="string">
            <text:p>Wrong</text:p>
          </table:table-cell>
          <table:table-cell office:value-type="string">
            <text:p>Jus a thot triggered by a movie I saw yday RT. @annabelleinwood happily \ud83d\udc80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22,162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rling</text:p>
          </table:table-cell>
          <table:table-cell office:value-type="string">
            <text:p>dont be</text:p>
          </table:table-cell>
          <table:table-cell office:value-type="string">
            <text:p>afraid</text:p>
          </table:table-cell>
          <table:table-cell office:value-type="string">
            <text:p>Right</text:p>
          </table:table-cell>
          <table:table-cell office:value-type="string">
            <text:p>DARLING DONT BE AFRAID I HAVEEE LOVED FOR A THOSUADN YEARS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anbir</text:p>
          </table:table-cell>
          <table:table-cell office:value-type="string">
            <text:p>praise</text:p>
          </table:table-cell>
          <table:table-cell office:value-type="string">
            <text:p>srk</text:p>
          </table:table-cell>
          <table:table-cell office:value-type="string">
            <text:p>Right</text:p>
          </table:table-cell>
          <table:table-cell office:value-type="string">
            <text:p>Let my day begin. . @MyNameIsSneha :D But Ranbir is praising SRK a lot these day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part</text:p>
          </table:table-cell>
          <table:table-cell office:value-type="string">
            <text:p>take</text:p>
          </table:table-cell>
          <table:table-cell office:value-type="string">
            <text:p>a few minutes</text:p>
          </table:table-cell>
          <table:table-cell office:value-type="string">
            <text:p>Right</text:p>
          </table:table-cell>
          <table:table-cell office:value-type="string">
            <text:p>My part just took a few minut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2005... captain @officialvieira</text:p>
          </table:table-cell>
          <table:table-cell office:value-type="string">
            <text:p>step up to take</text:p>
          </table:table-cell>
          <table:table-cell office:value-type="string">
            <text:p>this penalty # afc</text:p>
          </table:table-cell>
          <table:table-cell office:value-type="string">
            <text:p>Right</text:p>
          </table:table-cell>
          <table:table-cell office:value-type="string">
            <text:p>On this day , in 2005... Captain @officialvieira stepped up to take this penalty # AFC http :\/\/t.co\/RThCyPYEN6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 penalty # afc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On this day , in 2005... Captain @officialvieira stepped up to take this penalty # AFC http :\/\/t.co\/RThCyPYEN6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joe budden</text:p>
          </table:table-cell>
          <table:table-cell office:value-type="string">
            <text:p>get</text:p>
          </table:table-cell>
          <table:table-cell office:value-type="string">
            <text:p>kaylin</text:p>
          </table:table-cell>
          <table:table-cell office:value-type="string">
            <text:p>Right</text:p>
          </table:table-cell>
          <table:table-cell office:value-type="string">
            <text:p>Damn lol RT @ImStillRICH : Joe Budden got Kaylin back at her mom spot takin mirror shots huh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play</text:p>
          </table:table-cell>
          <table:table-cell office:value-type="string">
            <text:p>the notorious anti-mage</text:p>
          </table:table-cell>
          <table:table-cell office:value-type="string">
            <text:p>Right</text:p>
          </table:table-cell>
          <table:table-cell office:value-type="string">
            <text:p>Ladies , Gentlemen and Dinosaurs of all ages , I am officially announcing that I shall learn and play the notorious Anti-Mag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 sort of</text:p>
          </table:table-cell>
          <table:table-cell office:value-type="string">
            <text:p>talent</text:p>
          </table:table-cell>
          <table:table-cell office:value-type="string">
            <text:p>Right</text:p>
          </table:table-cell>
          <table:table-cell office:value-type="string">
            <text:p>Wish I had some sort of talen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reply to</text:p>
          </table:table-cell>
          <table:table-cell office:value-type="string">
            <text:p>your messages</text:p>
          </table:table-cell>
          <table:table-cell office:value-type="string">
            <text:p>Right</text:p>
          </table:table-cell>
          <table:table-cell office:value-type="string">
            <text:p>If I reply to your messages , you should feel special because I 'm a lazy pers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lazy person</text:p>
          </table:table-cell>
          <table:table-cell office:value-type="string">
            <text:p>Right</text:p>
          </table:table-cell>
          <table:table-cell office:value-type="string">
            <text:p>If I reply to your messages , you should feel special because I 'm a lazy pers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abstain on</text:p>
          </table:table-cell>
          <table:table-cell office:value-type="string">
            <text:p>a vote</text:p>
          </table:table-cell>
          <table:table-cell office:value-type="string">
            <text:p>Right</text:p>
          </table:table-cell>
          <table:table-cell office:value-type="string">
            <text:p>They abstain on a vote and help the Tories to retrospectively change the law on ... http :\/\/t.co\/wy719MT78c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help</text:p>
          </table:table-cell>
          <table:table-cell office:value-type="string">
            <text:p>the tories</text:p>
          </table:table-cell>
          <table:table-cell office:value-type="string">
            <text:p>Right</text:p>
          </table:table-cell>
          <table:table-cell office:value-type="string">
            <text:p>They abstain on a vote and help the Tories to retrospectively change the law on ... http :\/\/t.co\/wy719MT78c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understand</text:p>
          </table:table-cell>
          <table:table-cell office:value-type="string">
            <text:p>that only god</text:p>
          </table:table-cell>
          <table:table-cell office:value-type="string">
            <text:p>Wrong</text:p>
          </table:table-cell>
          <table:table-cell office:value-type="string">
            <text:p>Maybe in time you 'll understand that only god can save u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sav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Maybe in time you 'll understand that only god can save u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at just fucking</text:p>
          </table:table-cell>
          <table:table-cell office:value-type="string">
            <text:p>kill</text:p>
          </table:table-cell>
          <table:table-cell office:value-type="string">
            <text:p>my mood</text:p>
          </table:table-cell>
          <table:table-cell office:value-type="string">
            <text:p>Right</text:p>
          </table:table-cell>
          <table:table-cell office:value-type="string">
            <text:p>That just fucking killed my mood . . ........................... @MrGood Intention lol you said it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That just fucking killed my mood . . ........................... @MrGood Intention lol you said it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</text:p>
          </table:table-cell>
          <table:table-cell office:value-type="string">
            <text:p>say</text:p>
          </table:table-cell>
          <table:table-cell office:value-type="string">
            <text:p>im crazy.</text:p>
          </table:table-cell>
          <table:table-cell office:value-type="string">
            <text:p>Right</text:p>
          </table:table-cell>
          <table:table-cell office:value-type="string">
            <text:p>Some say im CRAZY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level #</text:p>
          </table:table-cell>
          <table:table-cell office:value-type="string">
            <text:p>Right</text:p>
          </table:table-cell>
          <table:table-cell office:value-type="string">
            <text:p>I am level 6 in Star Trek Rival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lame af</text:p>
          </table:table-cell>
          <table:table-cell office:value-type="string">
            <text:p>Right</text:p>
          </table:table-cell>
          <table:table-cell office:value-type="string">
            <text:p>That 's lame af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wanna say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You wanna say something about it over text but not on twitter ... thats not okay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poor baby 's</text:p>
          </table:table-cell>
          <table:table-cell office:value-type="string">
            <text:p>get</text:p>
          </table:table-cell>
          <table:table-cell office:value-type="string">
            <text:p>his heart</text:p>
          </table:table-cell>
          <table:table-cell office:value-type="string">
            <text:p>Wrong</text:p>
          </table:table-cell>
          <table:table-cell office:value-type="string">
            <text:p>Awe my poor baby 's got his heart broke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tub</text:p>
          </table:table-cell>
          <table:table-cell office:value-type="string">
            <text:p>connect to</text:p>
          </table:table-cell>
          <table:table-cell office:value-type="string">
            <text:p>emily</text:p>
          </table:table-cell>
          <table:table-cell office:value-type="string">
            <text:p>Wrong</text:p>
          </table:table-cell>
          <table:table-cell office:value-type="string">
            <text:p>Neither myself nor the guy in the tub is connected to Emil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be friend of</text:p>
          </table:table-cell>
          <table:table-cell office:value-type="string">
            <text:p>dorothy 's</text:p>
          </table:table-cell>
          <table:table-cell office:value-type="string">
            <text:p>Right</text:p>
          </table:table-cell>
          <table:table-cell office:value-type="string">
            <text:p>In fact , he 's a friend of Dorothy '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 be</text:p>
          </table:table-cell>
          <table:table-cell office:value-type="string">
            <text:p>food</text:p>
          </table:table-cell>
          <table:table-cell office:value-type="string">
            <text:p>Wrong</text:p>
          </table:table-cell>
          <table:table-cell office:value-type="string">
            <text:p>All I want is food , &amp;amp; Luke Brooks ..... Oh hell no I just got jelou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Hold me down . . @kaweah_maree I 'm not saying it 's stupid that he has us write essays I just do n't like that he made us make up an ess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writ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Hold me down . . @kaweah_maree I 'm not saying it 's stupid that he has us write essays I just do n't like that he made us make up an ess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Hold me down . . @kaweah_maree I 'm not saying it 's stupid that he has us write essays I just do n't like that he made us make up an ess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</text:p>
          </table:table-cell>
          <table:table-cell office:value-type="string">
            <text:p>make up</text:p>
          </table:table-cell>
          <table:table-cell office:value-type="string">
            <text:p>an essay</text:p>
          </table:table-cell>
          <table:table-cell office:value-type="string">
            <text:p>Wrong</text:p>
          </table:table-cell>
          <table:table-cell office:value-type="string">
            <text:p>Hold me down . . @kaweah_maree I 'm not saying it 's stupid that he has us write essays I just do n't like that he made us make up an ess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ye</text:p>
          </table:table-cell>
          <table:table-cell office:value-type="string">
            <text:p>2hour</text:p>
          </table:table-cell>
          <table:table-cell office:value-type="string">
            <text:p>lol</text:p>
          </table:table-cell>
          <table:table-cell office:value-type="string">
            <text:p>Wrong</text:p>
          </table:table-cell>
          <table:table-cell office:value-type="string">
            <text:p>Fuck your bad vibes bro. . How long aye ? 2hours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opeless</text:p>
          </table:table-cell>
          <table:table-cell office:value-type="string">
            <text:p>be in</text:p>
          </table:table-cell>
          <table:table-cell office:value-type="string">
            <text:p>your country</text:p>
          </table:table-cell>
          <table:table-cell office:value-type="string">
            <text:p>Wrong</text:p>
          </table:table-cell>
          <table:table-cell office:value-type="string">
            <text:p>Hopeless . . @Reu_Ben_Jamin what time is in your country ? . i wanna sleep but i cant still packing for my trip to c pop duc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country</text:p>
          </table:table-cell>
          <table:table-cell office:value-type="string">
            <text:p>wanna</text:p>
          </table:table-cell>
          <table:table-cell office:value-type="string">
            <text:p>sleep</text:p>
          </table:table-cell>
          <table:table-cell office:value-type="string">
            <text:p>Wrong</text:p>
          </table:table-cell>
          <table:table-cell office:value-type="string">
            <text:p>Hopeless . . @Reu_Ben_Jamin what time is in your country ? . i wanna sleep but i cant still packing for my trip to c pop duc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want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If you want something , let it g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l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f you want something , let it g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f you get it , then it was always yours in the first place . . i need to get my new school marketing head 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yours</text:p>
          </table:table-cell>
          <table:table-cell office:value-type="string">
            <text:p>Right</text:p>
          </table:table-cell>
          <table:table-cell office:value-type="string">
            <text:p>If you get it , then it was always yours in the first place . . i need to get my new school marketing head 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photo</text:p>
          </table:table-cell>
          <table:table-cell office:value-type="string">
            <text:p>&amp;amp; leave</text:p>
          </table:table-cell>
          <table:table-cell office:value-type="string">
            <text:p>a comment</text:p>
          </table:table-cell>
          <table:table-cell office:value-type="string">
            <text:p>Wrong</text:p>
          </table:table-cell>
          <table:table-cell office:value-type="string">
            <text:p>View the photo &amp;amp; leave a comment : http :\/\/t.co\/isOCXhXug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owkey frank sinatra</text:p>
          </table:table-cell>
          <table:table-cell office:value-type="string">
            <text:p>be</text:p>
          </table:table-cell>
          <table:table-cell office:value-type="string">
            <text:p>the shit</text:p>
          </table:table-cell>
          <table:table-cell office:value-type="string">
            <text:p>Right</text:p>
          </table:table-cell>
          <table:table-cell office:value-type="string">
            <text:p>Lowkey Frank Sinatra is the sh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want to see</text:p>
          </table:table-cell>
          <table:table-cell office:value-type="string">
            <text:p>nina garcia</text:p>
          </table:table-cell>
          <table:table-cell office:value-type="string">
            <text:p>Right</text:p>
          </table:table-cell>
          <table:table-cell office:value-type="string">
            <text:p>Do you want to see Nina Garcia in Manila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ac</text:p>
          </table:table-cell>
          <table:table-cell office:value-type="string">
            <text:p>fall out</text:p>
          </table:table-cell>
          <table:table-cell office:value-type="string">
            <text:p>the window.</text:p>
          </table:table-cell>
          <table:table-cell office:value-type="string">
            <text:p>Right</text:p>
          </table:table-cell>
          <table:table-cell office:value-type="string">
            <text:p>It 'll be funny and sad at the same time if the AC fell out the window. . @Power98 PLEASE PICK ME # P98IWantRyanHiga 12 . Ares : *stands up *\nGallade : Sit yo ' five dollar ass down before I make change . . Today its my birthday my soul birthday \u00a1chi babi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*\ngallade</text:p>
          </table:table-cell>
          <table:table-cell office:value-type="string">
            <text:p>sit</text:p>
          </table:table-cell>
          <table:table-cell office:value-type="string">
            <text:p>yo ' # dollar ass</text:p>
          </table:table-cell>
          <table:table-cell office:value-type="string">
            <text:p>Wrong</text:p>
          </table:table-cell>
          <table:table-cell office:value-type="string">
            <text:p>It 'll be funny and sad at the same time if the AC fell out the window. . @Power98 PLEASE PICK ME # P98IWantRyanHiga 12 . Ares : *stands up *\nGallade : Sit yo ' five dollar ass down before I make change . . Today its my birthday my soul birthday \u00a1chi babi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change</text:p>
          </table:table-cell>
          <table:table-cell office:value-type="string">
            <text:p>Right</text:p>
          </table:table-cell>
          <table:table-cell office:value-type="string">
            <text:p>It 'll be funny and sad at the same time if the AC fell out the window. . @Power98 PLEASE PICK ME # P98IWantRyanHiga 12 . Ares : *stands up *\nGallade : Sit yo ' five dollar ass down before I make change . . Today its my birthday my soul birthday \u00a1chi babi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work</text:p>
          </table:table-cell>
          <table:table-cell office:value-type="string">
            <text:p>work with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f you like my work or have worked with me post a testimonial on my page pleas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ry to get use to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God I 'm trying to get use to thi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it</text:p>
          </table:table-cell>
          <table:table-cell office:value-type="string">
            <text:p>be brand to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is dude bringing shit that 's brand new to me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ind out</text:p>
          </table:table-cell>
          <table:table-cell office:value-type="string">
            <text:p>all # people</text:p>
          </table:table-cell>
          <table:table-cell office:value-type="string">
            <text:p>Right</text:p>
          </table:table-cell>
          <table:table-cell office:value-type="string">
            <text:p>I just found out all 27 people who had unfollowed me this week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 ceiling fan</text:p>
          </table:table-cell>
          <table:table-cell office:value-type="string">
            <text:p>cu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This ceiling fan just is n't cutting it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ish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wish I was normal and could go to sleep at a decent ti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 to sleep at</text:p>
          </table:table-cell>
          <table:table-cell office:value-type="string">
            <text:p>a decent time</text:p>
          </table:table-cell>
          <table:table-cell office:value-type="string">
            <text:p>Right</text:p>
          </table:table-cell>
          <table:table-cell office:value-type="string">
            <text:p>I wish I was normal and could go to sleep at a decent ti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wanna fuc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he must wanna fuck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eople</text:p>
          </table:table-cell>
          <table:table-cell office:value-type="string">
            <text:p>obsess with</text:p>
          </table:table-cell>
          <table:table-cell office:value-type="string">
            <text:p>things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 . @ scorro till 14:45 x . @oddraachel this has nothing to do with him Rache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rtain artists or bands</text:p>
          </table:table-cell>
          <table:table-cell office:value-type="string">
            <text:p>lik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 . @ scorro till 14:45 x . @oddraachel this has nothing to do with him Rache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m</text:p>
          </table:table-cell>
          <table:table-cell office:value-type="string">
            <text:p>be</text:p>
          </table:table-cell>
          <table:table-cell office:value-type="string">
            <text:p>followers</text:p>
          </table:table-cell>
          <table:table-cell office:value-type="string">
            <text:p>Wrong</text:p>
          </table:table-cell>
          <table:table-cell office:value-type="string">
            <text:p>People who are obsessed with things because certain artists or bands likes them are followers . . @ scorro till 14:45 x . @oddraachel this has nothing to do with him Rache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</text:p>
          </table:table-cell>
          <table:table-cell office:value-type="string">
            <text:p>have nothing to do with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 . @ scorro till 14:45 x . @oddraachel this has nothing to do with him Rache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 to get</text:p>
          </table:table-cell>
          <table:table-cell office:value-type="string">
            <text:p>that paper</text:p>
          </table:table-cell>
          <table:table-cell office:value-type="string">
            <text:p>Right</text:p>
          </table:table-cell>
          <table:table-cell office:value-type="string">
            <text:p>Fuck I need to get that paper signed for honors Englis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ign for</text:p>
          </table:table-cell>
          <table:table-cell office:value-type="string">
            <text:p>honors english</text:p>
          </table:table-cell>
          <table:table-cell office:value-type="string">
            <text:p>Wrong</text:p>
          </table:table-cell>
          <table:table-cell office:value-type="string">
            <text:p>Fuck I need to get that paper signed for honors Englis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ind</text:p>
          </table:table-cell>
          <table:table-cell office:value-type="string">
            <text:p>my reason</text:p>
          </table:table-cell>
          <table:table-cell office:value-type="string">
            <text:p>Right</text:p>
          </table:table-cell>
          <table:table-cell office:value-type="string">
            <text:p>I found my reason to smile again. . @PatrickStump it would be awesome if you noticed me , it would make my day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notic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found my reason to smile again. . @PatrickStump it would be awesome if you noticed me , it would make my day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make</text:p>
          </table:table-cell>
          <table:table-cell office:value-type="string">
            <text:p>my day</text:p>
          </table:table-cell>
          <table:table-cell office:value-type="string">
            <text:p>Right</text:p>
          </table:table-cell>
          <table:table-cell office:value-type="string">
            <text:p>I found my reason to smile again. . @PatrickStump it would be awesome if you noticed me , it would make my day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@worldvision</text:p>
          </table:table-cell>
          <table:table-cell office:value-type="string">
            <text:p>be</text:p>
          </table:table-cell>
          <table:table-cell office:value-type="string">
            <text:p>engaging @un</text:p>
          </table:table-cell>
          <table:table-cell office:value-type="string">
            <text:p>Right</text:p>
          </table:table-cell>
          <table:table-cell office:value-type="string">
            <text:p>Big week in Geneva where @worldvision is engaging @UN on and with young people at # WHA66 and #gpdrr13 - #resilience + #childhealt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nyquil night \u201dthat 's every night</text:p>
          </table:table-cell>
          <table:table-cell office:value-type="string">
            <text:p>Right</text:p>
          </table:table-cell>
          <table:table-cell office:value-type="string">
            <text:p>I should do better ! . \u201c@kaseeyyex : It 's a NyQuil night \u201dthat 's every night for you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ouston mom</text:p>
          </table:table-cell>
          <table:table-cell office:value-type="string">
            <text:p>take off in</text:p>
          </table:table-cell>
          <table:table-cell office:value-type="string">
            <text:p>bank bandits</text:p>
          </table:table-cell>
          <table:table-cell office:value-type="string">
            <text:p>Right</text:p>
          </table:table-cell>
          <table:table-cell office:value-type="string">
            <text:p>Houston mom inadvertently takes off in bank bandits http :\/\/t.co\/V7yOcPFUt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ouston mom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Houston mom inadvertently takes off in bank bandits http :\/\/t.co\/V7yOcPFUt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 bonnie 's</text:p>
          </table:table-cell>
          <table:table-cell office:value-type="string">
            <text:p>get</text:p>
          </table:table-cell>
          <table:table-cell office:value-type="string">
            <text:p>a clyde</text:p>
          </table:table-cell>
          <table:table-cell office:value-type="string">
            <text:p>Right</text:p>
          </table:table-cell>
          <table:table-cell office:value-type="string">
            <text:p>Every Bonnie 's got a Clyde with her , every woman needs somebody who 's gon ' ride with her. . fine\ue40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 woman</text:p>
          </table:table-cell>
          <table:table-cell office:value-type="string">
            <text:p>need</text:p>
          </table:table-cell>
          <table:table-cell office:value-type="string">
            <text:p>somebody</text:p>
          </table:table-cell>
          <table:table-cell office:value-type="string">
            <text:p>Right</text:p>
          </table:table-cell>
          <table:table-cell office:value-type="string">
            <text:p>Every Bonnie 's got a Clyde with her , every woman needs somebody who 's gon ' ride with her. . fine\ue40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no idea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 . Tattoos are just so addicting ... @Gus_Est93 Anything That\u2019s Cable Like Time Warner Or Co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You have no idea how much I like you , how much you make me smile , how much I love talking to you , or how much I wish you were mine . . Tattoos are just so addicting ... @Gus_Est93 Anything That\u2019s Cable Like Time Warner Or Co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love talk to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 . Tattoos are just so addicting ... @Gus_Est93 Anything That\u2019s Cable Like Time Warner Or Co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ish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have no idea how much I like you , how much you make me smile , how much I love talking to you , or how much I wish you were mine . . Tattoos are just so addicting ... @Gus_Est93 Anything That\u2019s Cable Like Time Warner Or Co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uys</text:p>
          </table:table-cell>
          <table:table-cell office:value-type="string">
            <text:p>start</text:p>
          </table:table-cell>
          <table:table-cell office:value-type="string">
            <text:p>the contest</text:p>
          </table:table-cell>
          <table:table-cell office:value-type="string">
            <text:p>Right</text:p>
          </table:table-cell>
          <table:table-cell office:value-type="string">
            <text:p>Stay in my own lane . . Hate this feeling so much ! ! Care a shit ton screws me sometimes . . @LOrealParis In when will you guys start the contest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fuck</text:p>
          </table:table-cell>
          <table:table-cell office:value-type="string">
            <text:p>be</text:p>
          </table:table-cell>
          <table:table-cell office:value-type="string">
            <text:p>this fuckery</text:p>
          </table:table-cell>
          <table:table-cell office:value-type="string">
            <text:p>Right</text:p>
          </table:table-cell>
          <table:table-cell office:value-type="string">
            <text:p>WHAT THE FUCK IS THIS FUCKE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prettiest people</text:p>
          </table:table-cell>
          <table:table-cell office:value-type="string">
            <text:p>do</text:p>
          </table:table-cell>
          <table:table-cell office:value-type="string">
            <text:p>the ugliest things</text:p>
          </table:table-cell>
          <table:table-cell office:value-type="string">
            <text:p>Right</text:p>
          </table:table-cell>
          <table:table-cell office:value-type="string">
            <text:p>The prettiest people do the ugliest things . . I 've collected 10,875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The prettiest people do the ugliest things . . I 've collected 10,875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,050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any exams</text:p>
          </table:table-cell>
          <table:table-cell office:value-type="string">
            <text:p>Right</text:p>
          </table:table-cell>
          <table:table-cell office:value-type="string">
            <text:p>You got any exams yourself today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steam</text:p>
          </table:table-cell>
          <table:table-cell office:value-type="string">
            <text:p>be</text:p>
          </table:table-cell>
          <table:table-cell office:value-type="string">
            <text:p>fine</text:p>
          </table:table-cell>
          <table:table-cell office:value-type="string">
            <text:p>Right</text:p>
          </table:table-cell>
          <table:table-cell office:value-type="string">
            <text:p>My Steam was just fine yesterday , but then I woke up to 23 more of these in my invento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ke up to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My Steam was just fine yesterday , but then I woke up to 23 more of these in my invento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idol</text:p>
          </table:table-cell>
          <table:table-cell office:value-type="string">
            <text:p>be rude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y idol was being rude to me so http :\/\/t.co\/OAeWhqMp9E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anyone</text:p>
          </table:table-cell>
          <table:table-cell office:value-type="string">
            <text:p>Wrong</text:p>
          </table:table-cell>
          <table:table-cell office:value-type="string">
            <text:p>I do n't think anyone has a bigger heart than @AndrewJenk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nyone</text:p>
          </table:table-cell>
          <table:table-cell office:value-type="string">
            <text:p>have bigger heart than</text:p>
          </table:table-cell>
          <table:table-cell office:value-type="string">
            <text:p>@andrewjenks</text:p>
          </table:table-cell>
          <table:table-cell office:value-type="string">
            <text:p>Right</text:p>
          </table:table-cell>
          <table:table-cell office:value-type="string">
            <text:p>I do n't think anyone has a bigger heart than @AndrewJenk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</text:p>
          </table:table-cell>
          <table:table-cell office:value-type="string">
            <text:p>golfing</text:p>
          </table:table-cell>
          <table:table-cell office:value-type="string">
            <text:p>Right</text:p>
          </table:table-cell>
          <table:table-cell office:value-type="string">
            <text:p>I should tweet less and go golfing ofte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bad habit.</text:p>
          </table:table-cell>
          <table:table-cell office:value-type="string">
            <text:p>Right</text:p>
          </table:table-cell>
          <table:table-cell office:value-type="string">
            <text:p>I remember when staying up until midnight was hard to do , now it 's a bad habit. . @mlp_warriorRus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guy</text:p>
          </table:table-cell>
          <table:table-cell office:value-type="string">
            <text:p>li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f a guy likes you he WILL pursue you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pursu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f a guy likes you he WILL pursue you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 women</text:p>
          </table:table-cell>
          <table:table-cell office:value-type="string">
            <text:p>talk to</text:p>
          </table:table-cell>
          <table:table-cell office:value-type="string">
            <text:p>each other..\n\n</text:p>
          </table:table-cell>
          <table:table-cell office:value-type="string">
            <text:p>Right</text:p>
          </table:table-cell>
          <table:table-cell office:value-type="string">
            <text:p>Two women were talking to each other..\n\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n't</text:p>
          </table:table-cell>
          <table:table-cell office:value-type="string">
            <text:p>feel</text:p>
          </table:table-cell>
          <table:table-cell office:value-type="string">
            <text:p>the pain</text:p>
          </table:table-cell>
          <table:table-cell office:value-type="string">
            <text:p>Wrong</text:p>
          </table:table-cell>
          <table:table-cell office:value-type="string">
            <text:p>Can't feel the pain no mor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the questions</text:p>
          </table:table-cell>
          <table:table-cell office:value-type="string">
            <text:p>Wrong</text:p>
          </table:table-cell>
          <table:table-cell office:value-type="string">
            <text:p>I just thought the questions were super hard this year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@byeconnor</text:p>
          </table:table-cell>
          <table:table-cell office:value-type="string">
            <text:p>answer of</text:p>
          </table:table-cell>
          <table:table-cell office:value-type="string">
            <text:p>my questions</text:p>
          </table:table-cell>
          <table:table-cell office:value-type="string">
            <text:p>Wrong</text:p>
          </table:table-cell>
          <table:table-cell office:value-type="string">
            <text:p>Oh , the anticipation ..... ME when @BYEconnor never answered any of my questions :| http :\/\/t.co\/UcnP750GbP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jay</text:p>
          </table:table-cell>
          <table:table-cell office:value-type="string">
            <text:p>know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Jay knows he gets hit with security on a daily stop playin these gam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get hit with</text:p>
          </table:table-cell>
          <table:table-cell office:value-type="string">
            <text:p>security</text:p>
          </table:table-cell>
          <table:table-cell office:value-type="string">
            <text:p>Right</text:p>
          </table:table-cell>
          <table:table-cell office:value-type="string">
            <text:p>Jay knows he gets hit with security on a daily stop playin these gam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tta</text:p>
          </table:table-cell>
          <table:table-cell office:value-type="string">
            <text:p>speach problem</text:p>
          </table:table-cell>
          <table:table-cell office:value-type="string">
            <text:p>Right</text:p>
          </table:table-cell>
          <table:table-cell office:value-type="string">
            <text:p>I gotta speach problem saying grenade right\ud83d\ude02 i can spell it do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pell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gotta speach problem saying grenade right\ud83d\ude02 i can spell it do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</text:p>
          </table:table-cell>
          <table:table-cell office:value-type="string">
            <text:p>Right</text:p>
          </table:table-cell>
          <table:table-cell office:value-type="string">
            <text:p>I posted a new photo to Facebook http :\/\/t.co\/LZrQSLotSf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all</text:p>
          </table:table-cell>
          <table:table-cell office:value-type="string">
            <text:p>this #bourgiegentlemansclub meeting</text:p>
          </table:table-cell>
          <table:table-cell office:value-type="string">
            <text:p>Right</text:p>
          </table:table-cell>
          <table:table-cell office:value-type="string">
            <text:p>I call this #bourgiegentlemansclub meeting to order. . grown woman - beyonce *dances immediately*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# years baby</text:p>
          </table:table-cell>
          <table:table-cell office:value-type="string">
            <text:p>Right</text:p>
          </table:table-cell>
          <table:table-cell office:value-type="string">
            <text:p>2 more months and we make 2 years baby \ud83d\udc98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It is \ud83d\ude13\ud83d\ude2a\ud83d\udc95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er # nokia wonderboys</text:p>
          </table:table-cell>
          <table:table-cell office:value-type="string">
            <text:p>unveil</text:p>
          </table:table-cell>
          <table:table-cell office:value-type="string">
            <text:p>their new # jolla</text:p>
          </table:table-cell>
          <table:table-cell office:value-type="string">
            <text:p>Right</text:p>
          </table:table-cell>
          <table:table-cell office:value-type="string">
            <text:p>Former # Nokia wonderboys unveil their new # Jolla smartphone http :\/\/t.co\/KOe53vYE8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ir new # jolla</text:p>
          </table:table-cell>
          <table:table-cell office:value-type="string">
            <text:p>smartphone</text:p>
          </table:table-cell>
          <table:table-cell office:value-type="string">
            <text:p>http :\/\/t.co\/koe53vye8e</text:p>
          </table:table-cell>
          <table:table-cell office:value-type="string">
            <text:p>Wrong</text:p>
          </table:table-cell>
          <table:table-cell office:value-type="string">
            <text:p>Former # Nokia wonderboys unveil their new # Jolla smartphone http :\/\/t.co\/KOe53vYE8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eet</text:p>
          </table:table-cell>
          <table:table-cell office:value-type="string">
            <text:p>steve</text:p>
          </table:table-cell>
          <table:table-cell office:value-type="string">
            <text:p>Right</text:p>
          </table:table-cell>
          <table:table-cell office:value-type="string">
            <text:p>Hopefully if I meet Steve this summer we 'll take sexi beach pictures mmmm hmmm bb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take</text:p>
          </table:table-cell>
          <table:table-cell office:value-type="string">
            <text:p>sexi beach pictures</text:p>
          </table:table-cell>
          <table:table-cell office:value-type="string">
            <text:p>Right</text:p>
          </table:table-cell>
          <table:table-cell office:value-type="string">
            <text:p>Hopefully if I meet Steve this summer we 'll take sexi beach pictures mmmm hmmm bb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xi beach pictures</text:p>
          </table:table-cell>
          <table:table-cell office:value-type="string">
            <text:p>mmmm</text:p>
          </table:table-cell>
          <table:table-cell office:value-type="string">
            <text:p>hmmm bby</text:p>
          </table:table-cell>
          <table:table-cell office:value-type="string">
            <text:p>Wrong</text:p>
          </table:table-cell>
          <table:table-cell office:value-type="string">
            <text:p>Hopefully if I meet Steve this summer we 'll take sexi beach pictures mmmm hmmm bb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eople</text:p>
          </table:table-cell>
          <table:table-cell office:value-type="string">
            <text:p>fall in</text:p>
          </table:table-cell>
          <table:table-cell office:value-type="string">
            <text:p>love</text:p>
          </table:table-cell>
          <table:table-cell office:value-type="string">
            <text:p>Right</text:p>
          </table:table-cell>
          <table:table-cell office:value-type="string">
            <text:p>People fall in love not knowing why or h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ove</text:p>
          </table:table-cell>
          <table:table-cell office:value-type="string">
            <text:p>be</text:p>
          </table:table-cell>
          <table:table-cell office:value-type="string">
            <text:p>a special feeling</text:p>
          </table:table-cell>
          <table:table-cell office:value-type="string">
            <text:p>Right</text:p>
          </table:table-cell>
          <table:table-cell office:value-type="string">
            <text:p>It 's because love is a special feeling that does n't require much answers . . @_KissMyKAT I 'm sor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special feeling</text:p>
          </table:table-cell>
          <table:table-cell office:value-type="string">
            <text:p>require</text:p>
          </table:table-cell>
          <table:table-cell office:value-type="string">
            <text:p>much answers</text:p>
          </table:table-cell>
          <table:table-cell office:value-type="string">
            <text:p>Wrong</text:p>
          </table:table-cell>
          <table:table-cell office:value-type="string">
            <text:p>It 's because love is a special feeling that does n't require much answers . . @_KissMyKAT I 'm sor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</text:p>
          </table:table-cell>
          <table:table-cell office:value-type="string">
            <text:p>Right</text:p>
          </table:table-cell>
          <table:table-cell office:value-type="string">
            <text:p>I posted a new photo to Facebook http :\/\/t.co\/cbzFUQPC2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ct13</text:p>
          </table:table-cell>
          <table:table-cell office:value-type="string">
            <text:p>have</text:p>
          </table:table-cell>
          <table:table-cell office:value-type="string">
            <text:p>the best fielding unit</text:p>
          </table:table-cell>
          <table:table-cell office:value-type="string">
            <text:p>Wrong</text:p>
          </table:table-cell>
          <table:table-cell office:value-type="string">
            <text:p>Which squad at #ct13 has the best fielding unit in your view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es</text:p>
          </table:table-cell>
          <table:table-cell office:value-type="string">
            <text:p>know</text:p>
          </table:table-cell>
          <table:table-cell office:value-type="string">
            <text:p>their place</text:p>
          </table:table-cell>
          <table:table-cell office:value-type="string">
            <text:p>Wrong</text:p>
          </table:table-cell>
          <table:table-cell office:value-type="string">
            <text:p>Exes that do n't know their plac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he person</text:p>
          </table:table-cell>
          <table:table-cell office:value-type="string">
            <text:p>Wrong</text:p>
          </table:table-cell>
          <table:table-cell office:value-type="string">
            <text:p>Move around ! . Sometimes , it 's not the person you miss , it 's the feelings and moments you had with them . . \u201c@reiiisha : Wtf is going on man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he feelings and moments</text:p>
          </table:table-cell>
          <table:table-cell office:value-type="string">
            <text:p>Right</text:p>
          </table:table-cell>
          <table:table-cell office:value-type="string">
            <text:p>Move around ! . Sometimes , it 's not the person you miss , it 's the feelings and moments you had with them . . \u201c@reiiisha : Wtf is going on man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have wit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Move around ! . Sometimes , it 's not the person you miss , it 's the feelings and moments you had with them . . \u201c@reiiisha : Wtf is going on man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48,262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 im</text:p>
          </table:table-cell>
          <table:table-cell office:value-type="string">
            <text:p>the only person awake</text:p>
          </table:table-cell>
          <table:table-cell office:value-type="string">
            <text:p>Right</text:p>
          </table:table-cell>
          <table:table-cell office:value-type="string">
            <text:p>I think im the only person awake in omaha .___. . but now im back to thinking im the fuckin best so its all goo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proud to be</text:p>
          </table:table-cell>
          <table:table-cell office:value-type="string">
            <text:p>a plantface studio_leung 's photo http</text:p>
          </table:table-cell>
          <table:table-cell office:value-type="string">
            <text:p>Right</text:p>
          </table:table-cell>
          <table:table-cell office:value-type="string">
            <text:p>I 'm so proud to be a PlantFace studio_leung 's photo http :\/\/t.co\/XygnpdoTmU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Got that panty dropper Cologne ! ! ! . i just need you back . . Elegant red rose bloom against a white backgroun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legant red</text:p>
          </table:table-cell>
          <table:table-cell office:value-type="string">
            <text:p>rise</text:p>
          </table:table-cell>
          <table:table-cell office:value-type="string">
            <text:p>bloom</text:p>
          </table:table-cell>
          <table:table-cell office:value-type="string">
            <text:p>Right</text:p>
          </table:table-cell>
          <table:table-cell office:value-type="string">
            <text:p>Got that panty dropper Cologne ! ! ! . i just need you back . . Elegant red rose bloom against a white backgroun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a question</text:p>
          </table:table-cell>
          <table:table-cell office:value-type="string">
            <text:p>Right</text:p>
          </table:table-cell>
          <table:table-cell office:value-type="string">
            <text:p>Do you have a question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me realty .c...</text:p>
          </table:table-cell>
          <table:table-cell office:value-type="string">
            <text:p>http</text:p>
          </table:table-cell>
          <table:table-cell office:value-type="string">
            <text:p>:\/\/t.co\/oh8bknn7nx</text:p>
          </table:table-cell>
          <table:table-cell office:value-type="string">
            <text:p>Wrong</text:p>
          </table:table-cell>
          <table:table-cell office:value-type="string">
            <text:p>HousePub Real Estate SEO Web Development Toolkit Shows Promise For Future of Web ... : ARME Realty .c... http :\/\/t.co\/oH8BKnN7N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eel like</text:p>
          </table:table-cell>
          <table:table-cell office:value-type="string">
            <text:p>arianators</text:p>
          </table:table-cell>
          <table:table-cell office:value-type="string">
            <text:p>Right</text:p>
          </table:table-cell>
          <table:table-cell office:value-type="string">
            <text:p>I feel like arianators are at peace with every fanbase .... Do n't judge me . . New iPod yay #amazing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ianators</text:p>
          </table:table-cell>
          <table:table-cell office:value-type="string">
            <text:p>be at</text:p>
          </table:table-cell>
          <table:table-cell office:value-type="string">
            <text:p>peace</text:p>
          </table:table-cell>
          <table:table-cell office:value-type="string">
            <text:p>Right</text:p>
          </table:table-cell>
          <table:table-cell office:value-type="string">
            <text:p>I feel like arianators are at peace with every fanbase .... Do n't judge me . . New iPod yay #amazing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 fanbase</text:p>
          </table:table-cell>
          <table:table-cell office:value-type="string">
            <text:p>judg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 feel like arianators are at peace with every fanbase .... Do n't judge me . . New iPod yay #amazing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my hood rat</text:p>
          </table:table-cell>
          <table:table-cell office:value-type="string">
            <text:p>Right</text:p>
          </table:table-cell>
          <table:table-cell office:value-type="string">
            <text:p>I loved my hood rat avi , but I had to switch it up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 to switch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loved my hood rat avi , but I had to switch it up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ll white girls</text:p>
          </table:table-cell>
          <table:table-cell office:value-type="string">
            <text:p>suck</text:p>
          </table:table-cell>
          <table:table-cell office:value-type="string">
            <text:p>dick</text:p>
          </table:table-cell>
          <table:table-cell office:value-type="string">
            <text:p>Right</text:p>
          </table:table-cell>
          <table:table-cell office:value-type="string">
            <text:p>And eat pussy \u201c@maseratimyster : All white girls suck dick . 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'll think about it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 to sleep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ca n't go to slept I rather stay up and think about random things ... Sarah was too happy to get that One Direction pill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random things</text:p>
          </table:table-cell>
          <table:table-cell office:value-type="string">
            <text:p>Right</text:p>
          </table:table-cell>
          <table:table-cell office:value-type="string">
            <text:p>I ca n't go to slept I rather stay up and think about random things ... Sarah was too happy to get that One Direction pill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rah</text:p>
          </table:table-cell>
          <table:table-cell office:value-type="string">
            <text:p>be happy to get</text:p>
          </table:table-cell>
          <table:table-cell office:value-type="string">
            <text:p>that # direction pillow</text:p>
          </table:table-cell>
          <table:table-cell office:value-type="string">
            <text:p>Right</text:p>
          </table:table-cell>
          <table:table-cell office:value-type="string">
            <text:p>I ca n't go to slept I rather stay up and think about random things ... Sarah was too happy to get that One Direction pill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marine spirits torment ur life</text:p>
          </table:table-cell>
          <table:table-cell office:value-type="string">
            <text:p>decrease</text:p>
          </table:table-cell>
          <table:table-cell office:value-type="string">
            <text:p>ur life span</text:p>
          </table:table-cell>
          <table:table-cell office:value-type="string">
            <text:p>Right</text:p>
          </table:table-cell>
          <table:table-cell office:value-type="string">
            <text:p>The marine spirits torment ur life which decreases ur life spa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 dude justin bieber</text:p>
          </table:table-cell>
          <table:table-cell office:value-type="string">
            <text:p>gonna turn into</text:p>
          </table:table-cell>
          <table:table-cell office:value-type="string">
            <text:p>a crack dealer</text:p>
          </table:table-cell>
          <table:table-cell office:value-type="string">
            <text:p>Right</text:p>
          </table:table-cell>
          <table:table-cell office:value-type="string">
            <text:p>This dude justin bieber is gonna turn into a crack dealer and start rappin bout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urn</text:p>
          </table:table-cell>
          <table:table-cell office:value-type="string">
            <text:p>start</text:p>
          </table:table-cell>
          <table:table-cell office:value-type="string">
            <text:p>rappin</text:p>
          </table:table-cell>
          <table:table-cell office:value-type="string">
            <text:p>Wrong</text:p>
          </table:table-cell>
          <table:table-cell office:value-type="string">
            <text:p>This dude justin bieber is gonna turn into a crack dealer and start rappin bout i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need</text:p>
          </table:table-cell>
          <table:table-cell office:value-type="string">
            <text:p>a new drummer</text:p>
          </table:table-cell>
          <table:table-cell office:value-type="string">
            <text:p>Right</text:p>
          </table:table-cell>
          <table:table-cell office:value-type="string">
            <text:p>They need a new drummer too lol. . Maybe I 'm so disrespectfu 'cause to me you 're a myste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a mystery</text:p>
          </table:table-cell>
          <table:table-cell office:value-type="string">
            <text:p>Right</text:p>
          </table:table-cell>
          <table:table-cell office:value-type="string">
            <text:p>They need a new drummer too lol. . Maybe I 'm so disrespectfu 'cause to me you 're a myste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ppl</text:p>
          </table:table-cell>
          <table:table-cell office:value-type="string">
            <text:p>wan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y ppl want me gon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ut.. forster tuncurry hawks</text:p>
          </table:table-cell>
          <table:table-cell office:value-type="string">
            <text:p>face</text:p>
          </table:table-cell>
          <table:table-cell office:value-type="string">
            <text:p>must-win game</text:p>
          </table:table-cell>
          <table:table-cell office:value-type="string">
            <text:p>Right</text:p>
          </table:table-cell>
          <table:table-cell office:value-type="string">
            <text:p>LMFAO @ what I just found out.. Forster Tuncurry Hawks face must-win game with Port City after heavy loss to Old Ba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brief survey</text:p>
          </table:table-cell>
          <table:table-cell office:value-type="string">
            <text:p>enter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Take a brief survey from Smiley360 and enter 4 a chance to win a $ 200 gift card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mad for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I was mad for h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Where 's The LOVE. oi , you think I 'm stupid enough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happy with</text:p>
          </table:table-cell>
          <table:table-cell office:value-type="string">
            <text:p>the progress</text:p>
          </table:table-cell>
          <table:table-cell office:value-type="string">
            <text:p>Right</text:p>
          </table:table-cell>
          <table:table-cell office:value-type="string">
            <text:p>I 'm happy with the progress I 've made on my New Years resolutio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ake on</text:p>
          </table:table-cell>
          <table:table-cell office:value-type="string">
            <text:p>my new years resolutions</text:p>
          </table:table-cell>
          <table:table-cell office:value-type="string">
            <text:p>Right</text:p>
          </table:table-cell>
          <table:table-cell office:value-type="string">
            <text:p>I 'm happy with the progress I 've made on my New Years resolutio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heck in wit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And that I actually check back in with them regularly . . Tuesday has delivered motivation-\nWRITING A BUSINESS PLAN :\n\nDrink cry dream plan build plan recruit plan eat drink OPEN\n\nCAUSE PURE MAYHEM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uesday</text:p>
          </table:table-cell>
          <table:table-cell office:value-type="string">
            <text:p>deliver</text:p>
          </table:table-cell>
          <table:table-cell office:value-type="string">
            <text:p>motivation-\nwriting</text:p>
          </table:table-cell>
          <table:table-cell office:value-type="string">
            <text:p>Wrong</text:p>
          </table:table-cell>
          <table:table-cell office:value-type="string">
            <text:p>And that I actually check back in with them regularly . . Tuesday has delivered motivation-\nWRITING A BUSINESS PLAN :\n\nDrink cry dream plan build plan recruit plan eat drink OPEN\n\nCAUSE PURE MAYHEM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business plan :\n\ndrink cry dream</text:p>
          </table:table-cell>
          <table:table-cell office:value-type="string">
            <text:p>plan build</text:p>
          </table:table-cell>
          <table:table-cell office:value-type="string">
            <text:p>plan recruit plan</text:p>
          </table:table-cell>
          <table:table-cell office:value-type="string">
            <text:p>Wrong</text:p>
          </table:table-cell>
          <table:table-cell office:value-type="string">
            <text:p>And that I actually check back in with them regularly . . Tuesday has delivered motivation-\nWRITING A BUSINESS PLAN :\n\nDrink cry dream plan build plan recruit plan eat drink OPEN\n\nCAUSE PURE MAYHEM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lan recruit plan</text:p>
          </table:table-cell>
          <table:table-cell office:value-type="string">
            <text:p>eat</text:p>
          </table:table-cell>
          <table:table-cell office:value-type="string">
            <text:p>drink open\n\ncause pure</text:p>
          </table:table-cell>
          <table:table-cell office:value-type="string">
            <text:p>Wrong</text:p>
          </table:table-cell>
          <table:table-cell office:value-type="string">
            <text:p>And that I actually check back in with them regularly . . Tuesday has delivered motivation-\nWRITING A BUSINESS PLAN :\n\nDrink cry dream plan build plan recruit plan eat drink OPEN\n\nCAUSE PURE MAYHEM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lp tonight</text:p>
          </table:table-cell>
          <table:table-cell office:value-type="string">
            <text:p>be</text:p>
          </table:table-cell>
          <table:table-cell office:value-type="string">
            <text:p>a bust</text:p>
          </table:table-cell>
          <table:table-cell office:value-type="string">
            <text:p>Right</text:p>
          </table:table-cell>
          <table:table-cell office:value-type="string">
            <text:p>WELP tonight was a bust ; I 've never seen so much gas on one subject ... it was n't even all Jimi this ti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much gas</text:p>
          </table:table-cell>
          <table:table-cell office:value-type="string">
            <text:p>Wrong</text:p>
          </table:table-cell>
          <table:table-cell office:value-type="string">
            <text:p>WELP tonight was a bust ; I 've never seen so much gas on one subject ... it was n't even all Jimi this ti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eat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I can eat something cause I look hongry sounds like a plan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thing</text:p>
          </table:table-cell>
          <table:table-cell office:value-type="string">
            <text:p>caus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can eat something cause I look hongry sounds like a plan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look</text:p>
          </table:table-cell>
          <table:table-cell office:value-type="string">
            <text:p>hongry sounds</text:p>
          </table:table-cell>
          <table:table-cell office:value-type="string">
            <text:p>Wrong</text:p>
          </table:table-cell>
          <table:table-cell office:value-type="string">
            <text:p>I can eat something cause I look hongry sounds like a plan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 people</text:p>
          </table:table-cell>
          <table:table-cell office:value-type="string">
            <text:p>feel</text:p>
          </table:table-cell>
          <table:table-cell office:value-type="string">
            <text:p>the rain</text:p>
          </table:table-cell>
          <table:table-cell office:value-type="string">
            <text:p>Right</text:p>
          </table:table-cell>
          <table:table-cell office:value-type="string">
            <text:p>Some people feel the r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 bowl of</text:p>
          </table:table-cell>
          <table:table-cell office:value-type="string">
            <text:p>happy</text:p>
          </table:table-cell>
          <table:table-cell office:value-type="string">
            <text:p>Right</text:p>
          </table:table-cell>
          <table:table-cell office:value-type="string">
            <text:p>Actually cant wait for pay day ! ! ! Rich for a weekend ! ! ! . @dropfor3 noooooooo it 's a bowl of happy ! ! !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grown man shit</text:p>
          </table:table-cell>
          <table:table-cell office:value-type="string">
            <text:p>get time for</text:p>
          </table:table-cell>
          <table:table-cell office:value-type="string">
            <text:p>games</text:p>
          </table:table-cell>
          <table:table-cell office:value-type="string">
            <text:p>Right</text:p>
          </table:table-cell>
          <table:table-cell office:value-type="string">
            <text:p>Im on my grown man shit that got time for games anymore ... Do you lose your scissors all the time too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ames</text:p>
          </table:table-cell>
          <table:table-cell office:value-type="string">
            <text:p>lose</text:p>
          </table:table-cell>
          <table:table-cell office:value-type="string">
            <text:p>your scissors</text:p>
          </table:table-cell>
          <table:table-cell office:value-type="string">
            <text:p>Wrong</text:p>
          </table:table-cell>
          <table:table-cell office:value-type="string">
            <text:p>Im on my grown man shit that got time for games anymore ... Do you lose your scissors all the time too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anage to finish</text:p>
          </table:table-cell>
          <table:table-cell office:value-type="string">
            <text:p>my</text:p>
          </table:table-cell>
          <table:table-cell office:value-type="string">
            <text:p>Wrong</text:p>
          </table:table-cell>
          <table:table-cell office:value-type="string">
            <text:p>But I still managed to finish my IOP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ear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Need to get these red champion shorts , so I can wear them every other day Lmfa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ut</text:p>
          </table:table-cell>
          <table:table-cell office:value-type="string">
            <text:p>my hair bald</text:p>
          </table:table-cell>
          <table:table-cell office:value-type="string">
            <text:p>Right</text:p>
          </table:table-cell>
          <table:table-cell office:value-type="string">
            <text:p>If I cut my hair bald would y 'all laugh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worse haha seconds</text:p>
          </table:table-cell>
          <table:table-cell office:value-type="string">
            <text:p>feel like</text:p>
          </table:table-cell>
          <table:table-cell office:value-type="string">
            <text:p>mins</text:p>
          </table:table-cell>
          <table:table-cell office:value-type="string">
            <text:p>Right</text:p>
          </table:table-cell>
          <table:table-cell office:value-type="string">
            <text:p>Cause that 's the worse haha seconds feel like mi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anyone</text:p>
          </table:table-cell>
          <table:table-cell office:value-type="string">
            <text:p>Right</text:p>
          </table:table-cell>
          <table:table-cell office:value-type="string">
            <text:p>Do you miss anyone right now ? \u2014 Yeap ! http :\/\/t.co\/TOABS2Fhp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eap</text:p>
          </table:table-cell>
          <table:table-cell office:value-type="string">
            <text:p>http</text:p>
          </table:table-cell>
          <table:table-cell office:value-type="string">
            <text:p>:\/\/t.co\/toabs2fhpx</text:p>
          </table:table-cell>
          <table:table-cell office:value-type="string">
            <text:p>Wrong</text:p>
          </table:table-cell>
          <table:table-cell office:value-type="string">
            <text:p>Do you miss anyone right now ? \u2014 Yeap ! http :\/\/t.co\/TOABS2Fhp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swear we argue alot and fight alot but that 's what makes us closer as on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 swear we argue alot and fight alot but that 's what makes us closer as on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thankful for</text:p>
          </table:table-cell>
          <table:table-cell office:value-type="string">
            <text:p>the people</text:p>
          </table:table-cell>
          <table:table-cell office:value-type="string">
            <text:p>Right</text:p>
          </table:table-cell>
          <table:table-cell office:value-type="string">
            <text:p>I 'm really thankful for the people who are always are here for me \ud83d\udc6d\ud83d\udc6b\ud83d\udc6d\ud83d\udc6b #imsoblesse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people</text:p>
          </table:table-cell>
          <table:table-cell office:value-type="string">
            <text:p>be for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'm really thankful for the people who are always are here for me \ud83d\udc6d\ud83d\udc6b\ud83d\udc6d\ud83d\udc6b #imsoblesse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eyes</text:p>
          </table:table-cell>
          <table:table-cell office:value-type="string">
            <text:p>close</text:p>
          </table:table-cell>
          <table:table-cell office:value-type="string">
            <text:p>^ http :\/\/t.co\/69z6171l04</text:p>
          </table:table-cell>
          <table:table-cell office:value-type="string">
            <text:p>Wrong</text:p>
          </table:table-cell>
          <table:table-cell office:value-type="string">
            <text:p>Photoset : sasu-16 : i wish to kiss you while your eyes closed ^ ^ http :\/\/t.co\/69Z6171l04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iggaz wont</text:p>
          </table:table-cell>
          <table:table-cell office:value-type="string">
            <text:p>eat</text:p>
          </table:table-cell>
          <table:table-cell office:value-type="string">
            <text:p>the pussy</text:p>
          </table:table-cell>
          <table:table-cell office:value-type="string">
            <text:p>Right</text:p>
          </table:table-cell>
          <table:table-cell office:value-type="string">
            <text:p>I dont go near my own pussy if its a lil fury RT @iSell_Pussy4EBT : You niggaz wont eat the pussy if its a Lil fury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kers</text:p>
          </table:table-cell>
          <table:table-cell office:value-type="string">
            <text:p>be</text:p>
          </table:table-cell>
          <table:table-cell office:value-type="string">
            <text:p>title contenders</text:p>
          </table:table-cell>
          <table:table-cell office:value-type="string">
            <text:p>Right</text:p>
          </table:table-cell>
          <table:table-cell office:value-type="string">
            <text:p>So Lakers can be title contenders ag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good ones</text:p>
          </table:table-cell>
          <table:table-cell office:value-type="string">
            <text:p>put up with</text:p>
          </table:table-cell>
          <table:table-cell office:value-type="string">
            <text:p>the bs</text:p>
          </table:table-cell>
          <table:table-cell office:value-type="string">
            <text:p>Right</text:p>
          </table:table-cell>
          <table:table-cell office:value-type="string">
            <text:p>The good ones put up with the BS and stay forreal ..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deserve</text:p>
          </table:table-cell>
          <table:table-cell office:value-type="float" office:value="0">
            <text:p>0</text:p>
          </table:table-cell>
          <table:table-cell office:value-type="string">
            <text:p>Wrong</text:p>
          </table:table-cell>
          <table:table-cell office:value-type="string">
            <text:p>But get less then what they actually deserve . . @Lowkey2uce @Yaboypookah he aint black anymore he purple now hah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@kimmy hed u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Spose I better go back to work \ud83d\ude16 4 days then off for three \ud83d\ude06 #holidayclothesshopping . \u201c@Jcsw14 : @Kimmy Hed u know I do n't DM....\u201d Fucking li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ulsa ok</text:p>
          </table:table-cell>
          <table:table-cell office:value-type="string">
            <text:p>hire</text:p>
          </table:table-cell>
          <table:table-cell office:value-type="string">
            <text:p>a local wedding planner</text:p>
          </table:table-cell>
          <table:table-cell office:value-type="string">
            <text:p>Wrong</text:p>
          </table:table-cell>
          <table:table-cell office:value-type="string">
            <text:p>Smith Pam in TULSA OK hired a local Wedding Plann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connoisseur</text:p>
          </table:table-cell>
          <table:table-cell office:value-type="string">
            <text:p>Right</text:p>
          </table:table-cell>
          <table:table-cell office:value-type="string">
            <text:p>I 'm a connoisseu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there</text:p>
          </table:table-cell>
          <table:table-cell office:value-type="string">
            <text:p>Wrong</text:p>
          </table:table-cell>
          <table:table-cell office:value-type="string">
            <text:p>A pervaer of fine psychadelics . . @Riding InMyCARL I ik , n I never said there was n't , I 'm just saying that there still some of us who are n't scared of nuth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 of us</text:p>
          </table:table-cell>
          <table:table-cell office:value-type="string">
            <text:p>scare of</text:p>
          </table:table-cell>
          <table:table-cell office:value-type="string">
            <text:p>nuthin</text:p>
          </table:table-cell>
          <table:table-cell office:value-type="string">
            <text:p>Wrong</text:p>
          </table:table-cell>
          <table:table-cell office:value-type="string">
            <text:p>A pervaer of fine psychadelics . . @Riding InMyCARL I ik , n I never said there was n't , I 'm just saying that there still some of us who are n't scared of nuth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continue discussion in</text:p>
          </table:table-cell>
          <table:table-cell office:value-type="string">
            <text:p>ttn</text:p>
          </table:table-cell>
          <table:table-cell office:value-type="string">
            <text:p>Right</text:p>
          </table:table-cell>
          <table:table-cell office:value-type="string">
            <text:p>We shall continue our discussion in ttn instead of spamming each others notifications xD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call</text:p>
          </table:table-cell>
          <table:table-cell office:value-type="string">
            <text:p>the crowd</text:p>
          </table:table-cell>
          <table:table-cell office:value-type="string">
            <text:p>Right</text:p>
          </table:table-cell>
          <table:table-cell office:value-type="string">
            <text:p>Then he called the crowd to him along with his disciples and said : \u201c Whoever wants to be my disciple must\u2026 http :\/\/t.co\/rn0bmNV9p1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u201c whoever</text:p>
          </table:table-cell>
          <table:table-cell office:value-type="string">
            <text:p>want to be</text:p>
          </table:table-cell>
          <table:table-cell office:value-type="string">
            <text:p>my disciple</text:p>
          </table:table-cell>
          <table:table-cell office:value-type="string">
            <text:p>Wrong</text:p>
          </table:table-cell>
          <table:table-cell office:value-type="string">
            <text:p>Then he called the crowd to him along with his disciples and said : \u201c Whoever wants to be my disciple must\u2026 http :\/\/t.co\/rn0bmNV9p1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disciple</text:p>
          </table:table-cell>
          <table:table-cell office:value-type="string">
            <text:p>http</text:p>
          </table:table-cell>
          <table:table-cell office:value-type="string">
            <text:p>:\/\/t.co\/rn0bmnv9p1</text:p>
          </table:table-cell>
          <table:table-cell office:value-type="string">
            <text:p>Wrong</text:p>
          </table:table-cell>
          <table:table-cell office:value-type="string">
            <text:p>Then he called the crowd to him along with his disciples and said : \u201c Whoever wants to be my disciple must\u2026 http :\/\/t.co\/rn0bmNV9p1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office:value-type="string">
            <text:p>I hope someone can follow me .... &amp;gt ;&amp;lt 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one</text:p>
          </table:table-cell>
          <table:table-cell office:value-type="string">
            <text:p>follow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hope someone can follow me .... &amp;gt ;&amp;lt 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ashtag</text:p>
          </table:table-cell>
          <table:table-cell office:value-type="string">
            <text:p>go to</text:p>
          </table:table-cell>
          <table:table-cell office:value-type="string">
            <text:p>bed boy</text:p>
          </table:table-cell>
          <table:table-cell office:value-type="string">
            <text:p>Right</text:p>
          </table:table-cell>
          <table:table-cell office:value-type="string">
            <text:p>Hashtag go to bed bo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gemini</text:p>
          </table:table-cell>
          <table:table-cell office:value-type="string">
            <text:p>Right</text:p>
          </table:table-cell>
          <table:table-cell office:value-type="string">
            <text:p>I 'm a Gemini , so I change my mind every day . . Do it for the realest mfs in the game right now she will . . @WelshToy piece of s**t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hange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I 'm a Gemini , so I change my mind every day . . Do it for the realest mfs in the game right now she will . . @WelshToy piece of s**t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 day</text:p>
          </table:table-cell>
          <table:table-cell office:value-type="string">
            <text:p>do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'm a Gemini , so I change my mind every day . . Do it for the realest mfs in the game right now she will . . @WelshToy piece of s**t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hook . taco bell</text:p>
          </table:table-cell>
          <table:table-cell office:value-type="string">
            <text:p>sound</text:p>
          </table:table-cell>
          <table:table-cell office:value-type="string">
            <text:p>good right</text:p>
          </table:table-cell>
          <table:table-cell office:value-type="string">
            <text:p>Wrong</text:p>
          </table:table-cell>
          <table:table-cell office:value-type="string">
            <text:p>HE CANT EVEN BAIT A HOOK . Taco Bell sounds so good right now ! . @Muzna_ H you are going on a vacation ...should be happy and excited ! . @AnabacMusic can you guys please do a cover of kiss me by ed sheeran and do a shout out to this lovely girl @AbbyGibson1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go on</text:p>
          </table:table-cell>
          <table:table-cell office:value-type="string">
            <text:p>a vacation</text:p>
          </table:table-cell>
          <table:table-cell office:value-type="string">
            <text:p>Right</text:p>
          </table:table-cell>
          <table:table-cell office:value-type="string">
            <text:p>HE CANT EVEN BAIT A HOOK . Taco Bell sounds so good right now ! . @Muzna_ H you are going on a vacation ...should be happy and excited ! . @AnabacMusic can you guys please do a cover of kiss me by ed sheeran and do a shout out to this lovely girl @AbbyGibson1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uys</text:p>
          </table:table-cell>
          <table:table-cell office:value-type="string">
            <text:p>please do</text:p>
          </table:table-cell>
          <table:table-cell office:value-type="string">
            <text:p>a cover of kiss</text:p>
          </table:table-cell>
          <table:table-cell office:value-type="string">
            <text:p>Right</text:p>
          </table:table-cell>
          <table:table-cell office:value-type="string">
            <text:p>HE CANT EVEN BAIT A HOOK . Taco Bell sounds so good right now ! . @Muzna_ H you are going on a vacation ...should be happy and excited ! . @AnabacMusic can you guys please do a cover of kiss me by ed sheeran and do a shout out to this lovely girl @AbbyGibson1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</text:p>
          </table:table-cell>
          <table:table-cell office:value-type="string">
            <text:p>do</text:p>
          </table:table-cell>
          <table:table-cell office:value-type="string">
            <text:p>a shout</text:p>
          </table:table-cell>
          <table:table-cell office:value-type="string">
            <text:p>Wrong</text:p>
          </table:table-cell>
          <table:table-cell office:value-type="string">
            <text:p>HE CANT EVEN BAIT A HOOK . Taco Bell sounds so good right now ! . @Muzna_ H you are going on a vacation ...should be happy and excited ! . @AnabacMusic can you guys please do a cover of kiss me by ed sheeran and do a shout out to this lovely girl @AbbyGibson1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last fuck</text:p>
          </table:table-cell>
          <table:table-cell office:value-type="string">
            <text:p>have</text:p>
          </table:table-cell>
          <table:table-cell office:value-type="string">
            <text:p>been given.. rt</text:p>
          </table:table-cell>
          <table:table-cell office:value-type="string">
            <text:p>Right</text:p>
          </table:table-cell>
          <table:table-cell office:value-type="string">
            <text:p>MY LAST FUCK HAS BEEN GIVEN.. R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brain</text:p>
          </table:table-cell>
          <table:table-cell office:value-type="string">
            <text:p>complete</text:p>
          </table:table-cell>
          <table:table-cell office:value-type="string">
            <text:p>algorithms</text:p>
          </table:table-cell>
          <table:table-cell office:value-type="string">
            <text:p>Right</text:p>
          </table:table-cell>
          <table:table-cell office:value-type="string">
            <text:p>Your brain can complete algorithms - David J. Mala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some hella purp\u201d</text:p>
          </table:table-cell>
          <table:table-cell office:value-type="string">
            <text:p>Right</text:p>
          </table:table-cell>
          <table:table-cell office:value-type="string">
            <text:p>For the 3 \u201c@TriflinCharly : For what RT @SmoothNiggaCurt : I got some hella purp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</text:p>
          </table:table-cell>
          <table:table-cell office:value-type="string">
            <text:p>be world of</text:p>
          </table:table-cell>
          <table:table-cell office:value-type="string">
            <text:p>dreams and reverie</text:p>
          </table:table-cell>
          <table:table-cell office:value-type="string">
            <text:p>Right</text:p>
          </table:table-cell>
          <table:table-cell office:value-type="string">
            <text:p>This is a world of dreams and reveri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how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HAHAHAHA. . RT @damnitstrue : I still care , i 'm just done showing it . . @PeitonNoManning wait lol what ... how does that make you hung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ait</text:p>
          </table:table-cell>
          <table:table-cell office:value-type="string">
            <text:p>mak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HAHAHAHA. . RT @damnitstrue : I still care , i 'm just done showing it . . @PeitonNoManning wait lol what ... how does that make you hung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So you think you can pray ?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>
            <text:p>now and september</text:p>
          </table:table-cell>
          <table:table-cell office:value-type="string">
            <text:p>be on</text:p>
          </table:table-cell>
          <table:table-cell office:value-type="string">
            <text:p>my tl salty af</text:p>
          </table:table-cell>
          <table:table-cell office:value-type="string">
            <text:p>Wrong</text:p>
          </table:table-cell>
          <table:table-cell office:value-type="string">
            <text:p>Right , how to fill my time between now and September ? . \ud83d\ude29\ud83d\ude02\ud83d\ude02 it be niggas on my tl salty af when a bitty do n't respond to they dm #getyolif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bitty</text:p>
          </table:table-cell>
          <table:table-cell office:value-type="string">
            <text:p>respond to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Right , how to fill my time between now and September ? . \ud83d\ude29\ud83d\ude02\ud83d\ude02 it be niggas on my tl salty af when a bitty do n't respond to they dm #getyolif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dm</text:p>
          </table:table-cell>
          <table:table-cell office:value-type="string">
            <text:p>#getyolife</text:p>
          </table:table-cell>
          <table:table-cell office:value-type="string">
            <text:p>Wrong</text:p>
          </table:table-cell>
          <table:table-cell office:value-type="string">
            <text:p>Right , how to fill my time between now and September ? . \ud83d\ude29\ud83d\ude02\ud83d\ude02 it be niggas on my tl salty af when a bitty do n't respond to they dm #getyolif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5sos</text:p>
          </table:table-cell>
          <table:table-cell office:value-type="string">
            <text:p>meet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m</text:p>
          </table:table-cell>
          <table:table-cell office:value-type="string">
            <text:p>follow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day</text:p>
          </table:table-cell>
          <table:table-cell office:value-type="string">
            <text:p>be</text:p>
          </table:table-cell>
          <table:table-cell office:value-type="string">
            <text:p>a shit day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the weathers</text:p>
          </table:table-cell>
          <table:table-cell office:value-type="string">
            <text:p>Wrong</text:p>
          </table:table-cell>
          <table:table-cell office:value-type="string">
            <text:p>I hope the weathers good tomorrow as I 'm going to # GoApe with my colleagues ... # TreetopAdventure and riding on ... http :\/\/t.co\/OvrSiIP18p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 to</text:p>
          </table:table-cell>
          <table:table-cell office:value-type="string">
            <text:p># goape</text:p>
          </table:table-cell>
          <table:table-cell office:value-type="string">
            <text:p>Right</text:p>
          </table:table-cell>
          <table:table-cell office:value-type="string">
            <text:p>I hope the weathers good tomorrow as I 'm going to # GoApe with my colleagues ... # TreetopAdventure and riding on ... http :\/\/t.co\/OvrSiIP18p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@joelpiper</text:p>
          </table:table-cell>
          <table:table-cell office:value-type="string">
            <text:p>b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ellow House . . @joelpiper How are you doing ? . \u201c@Krysta_Love_ : Sheesh I should be asleep right now lol\u201d I said that like 3 hours ago hah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that</text:p>
          </table:table-cell>
          <table:table-cell office:value-type="string">
            <text:p>Right</text:p>
          </table:table-cell>
          <table:table-cell office:value-type="string">
            <text:p>Yellow House . . @joelpiper How are you doing ? . \u201c@Krysta_Love_ : Sheesh I should be asleep right now lol\u201d I said that like 3 hours ago hah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didnt do</text:p>
          </table:table-cell>
          <table:table-cell office:value-type="string">
            <text:p>anything</text:p>
          </table:table-cell>
          <table:table-cell office:value-type="string">
            <text:p>Right</text:p>
          </table:table-cell>
          <table:table-cell office:value-type="string">
            <text:p>I didnt do anything .... \ud83d\ude02\ud83d\ude02RT @Black_Migo_Ant : Why do ugly girls be running they happy asses to the DJ booth . ? # QuestionOfTheNight . @_ImJusCoolin you must have n't been 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ud83d\ude02\ud83d\ude02rt @black_migo_ant</text:p>
          </table:table-cell>
          <table:table-cell office:value-type="string">
            <text:p>do</text:p>
          </table:table-cell>
          <table:table-cell office:value-type="string">
            <text:p>ugly girls</text:p>
          </table:table-cell>
          <table:table-cell office:value-type="string">
            <text:p>Wrong</text:p>
          </table:table-cell>
          <table:table-cell office:value-type="string">
            <text:p>I didnt do anything .... \ud83d\ude02\ud83d\ude02RT @Black_Migo_Ant : Why do ugly girls be running they happy asses to the DJ booth . ? # QuestionOfTheNight . @_ImJusCoolin you must have n't been 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gly girls</text:p>
          </table:table-cell>
          <table:table-cell office:value-type="string">
            <text:p>run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I didnt do anything .... \ud83d\ude02\ud83d\ude02RT @Black_Migo_Ant : Why do ugly girls be running they happy asses to the DJ booth . ? # QuestionOfTheNight . @_ImJusCoolin you must have n't been o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ya</text:p>
          </table:table-cell>
          <table:table-cell office:value-type="string">
            <text:p>Wrong</text:p>
          </table:table-cell>
          <table:table-cell office:value-type="string">
            <text:p>But I have n't seen ya in a good m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ke up</text:p>
          </table:table-cell>
          <table:table-cell office:value-type="string">
            <text:p>tomorrow and love someone</text:p>
          </table:table-cell>
          <table:table-cell office:value-type="string">
            <text:p>Right</text:p>
          </table:table-cell>
          <table:table-cell office:value-type="string">
            <text:p>It would be much better if I can wake up tomorrow and love someone els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be</text:p>
          </table:table-cell>
          <table:table-cell office:value-type="string">
            <text:p>last night</text:p>
          </table:table-cell>
          <table:table-cell office:value-type="string">
            <text:p>Wrong</text:p>
          </table:table-cell>
          <table:table-cell office:value-type="string">
            <text:p>And oh sorry but she was online last nigh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about to</text:p>
          </table:table-cell>
          <table:table-cell office:value-type="string">
            <text:p>tweet hella earworms</text:p>
          </table:table-cell>
          <table:table-cell office:value-type="string">
            <text:p>Right</text:p>
          </table:table-cell>
          <table:table-cell office:value-type="string">
            <text:p>I 'm about to tweet hella earworms right n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ext</text:p>
          </table:table-cell>
          <table:table-cell office:value-type="string">
            <text:p>my mom</text:p>
          </table:table-cell>
          <table:table-cell office:value-type="string">
            <text:p>Right</text:p>
          </table:table-cell>
          <table:table-cell office:value-type="string">
            <text:p>If I ever accidentally texted my mom what I send to my friends , may God save my sou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end to</text:p>
          </table:table-cell>
          <table:table-cell office:value-type="string">
            <text:p>my friends</text:p>
          </table:table-cell>
          <table:table-cell office:value-type="string">
            <text:p>Right</text:p>
          </table:table-cell>
          <table:table-cell office:value-type="string">
            <text:p>If I ever accidentally texted my mom what I send to my friends , may God save my sou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y god</text:p>
          </table:table-cell>
          <table:table-cell office:value-type="string">
            <text:p>save</text:p>
          </table:table-cell>
          <table:table-cell office:value-type="string">
            <text:p>my soul</text:p>
          </table:table-cell>
          <table:table-cell office:value-type="string">
            <text:p>Right</text:p>
          </table:table-cell>
          <table:table-cell office:value-type="string">
            <text:p>If I ever accidentally texted my mom what I send to my friends , may God save my sou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tch</text:p>
          </table:table-cell>
          <table:table-cell office:value-type="string">
            <text:p>feel</text:p>
          </table:table-cell>
          <table:table-cell office:value-type="string">
            <text:p>no pain</text:p>
          </table:table-cell>
          <table:table-cell office:value-type="string">
            <text:p>Wrong</text:p>
          </table:table-cell>
          <table:table-cell office:value-type="string">
            <text:p>Catch no feelings , feel no p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use to be</text:p>
          </table:table-cell>
          <table:table-cell office:value-type="string">
            <text:p>my sunshine</text:p>
          </table:table-cell>
          <table:table-cell office:value-type="string">
            <text:p>Right</text:p>
          </table:table-cell>
          <table:table-cell office:value-type="string">
            <text:p>Say you used to be my sunshine in the mist of the r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use to ease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And you used to ease my mind when my heart was p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heart</text:p>
          </table:table-cell>
          <table:table-cell office:value-type="string">
            <text:p>be</text:p>
          </table:table-cell>
          <table:table-cell office:value-type="string">
            <text:p>pain</text:p>
          </table:table-cell>
          <table:table-cell office:value-type="string">
            <text:p>Right</text:p>
          </table:table-cell>
          <table:table-cell office:value-type="string">
            <text:p>And you used to ease my mind when my heart was p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need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office:value-type="string">
            <text:p>Here 's What You Need http :\/\/t.co\/Ax71d5cs9N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choos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GOOD NIGHT.... @ohLmBo it chose me ... Thinks @laurieyendell or @xcharlottex88 should make me a cuppa tea ! #tea #gasping #teabag loooooooooo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nks @laurieyendell or @xcharlottex88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GOOD NIGHT.... @ohLmBo it chose me ... Thinks @laurieyendell or @xcharlottex88 should make me a cuppa tea ! #tea #gasping #teabag loooooooooo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RT @shanibaby103 : I gotta lot of living to do before i die and i aint got time to wast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pop</text:p>
          </table:table-cell>
          <table:table-cell office:value-type="string">
            <text:p>nothin rt #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RT @shanibaby103 : I gotta lot of living to do before i die and i aint got time to waste .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>
            <text:p>i</text:p>
          </table:table-cell>
          <table:table-cell office:value-type="string">
            <text:p>gotta</text:p>
          </table:table-cell>
          <table:table-cell office:value-type="string">
            <text:p>lot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RT @shanibaby103 : I gotta lot of living to do before i die and i aint got time to wast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 aint</text:p>
          </table:table-cell>
          <table:table-cell office:value-type="string">
            <text:p>get</text:p>
          </table:table-cell>
          <table:table-cell office:value-type="string">
            <text:p>time</text:p>
          </table:table-cell>
          <table:table-cell office:value-type="string">
            <text:p>Right</text:p>
          </table:table-cell>
          <table:table-cell office:value-type="string">
            <text:p>You say you a gangsta but you never pop nothin RT @shanibaby103 : I gotta lot of living to do before i die and i aint got time to wast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love th</text:p>
          </table:table-cell>
          <table:table-cell office:value-type="string">
            <text:p>scones</text:p>
          </table:table-cell>
          <table:table-cell office:value-type="string">
            <text:p>Right</text:p>
          </table:table-cell>
          <table:table-cell office:value-type="string">
            <text:p>He is loving th scones at the m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feel and i</text:p>
          </table:table-cell>
          <table:table-cell office:value-type="string">
            <text:p>Right</text:p>
          </table:table-cell>
          <table:table-cell office:value-type="string">
            <text:p>Tonight was good as fuck . . i have feel and i can cry if you hurt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hur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Tonight was good as fuck . . i have feel and i can cry if you hurt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survive in</text:p>
          </table:table-cell>
          <table:table-cell office:value-type="string">
            <text:p>storm shelter</text:p>
          </table:table-cell>
          <table:table-cell office:value-type="string">
            <text:p>Right</text:p>
          </table:table-cell>
          <table:table-cell office:value-type="string">
            <text:p>F-5 in OKC we survived in storm shelt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My daughter , when I have one , will NOT be like what Ive been seeing . . I 'm bored because I 'm alon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 to</text:p>
          </table:table-cell>
          <table:table-cell office:value-type="string">
            <text:p>new friends</text:p>
          </table:table-cell>
          <table:table-cell office:value-type="string">
            <text:p>Right</text:p>
          </table:table-cell>
          <table:table-cell office:value-type="string">
            <text:p>I want to new friend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all</text:p>
          </table:table-cell>
          <table:table-cell office:value-type="string">
            <text:p>live a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all so live at almost 3 in the mornting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love rt @chevy_gang</text:p>
          </table:table-cell>
          <table:table-cell office:value-type="string">
            <text:p>Right</text:p>
          </table:table-cell>
          <table:table-cell office:value-type="string">
            <text:p>That 's Love RT @CHEVY_GANG : If I was up school I would be getting my Hanging skin sucked on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up</text:p>
          </table:table-cell>
          <table:table-cell office:value-type="string">
            <text:p>school</text:p>
          </table:table-cell>
          <table:table-cell office:value-type="string">
            <text:p>Right</text:p>
          </table:table-cell>
          <table:table-cell office:value-type="string">
            <text:p>That 's Love RT @CHEVY_GANG : If I was up school I would be getting my Hanging skin sucked on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my hanging skin</text:p>
          </table:table-cell>
          <table:table-cell office:value-type="string">
            <text:p>Right</text:p>
          </table:table-cell>
          <table:table-cell office:value-type="string">
            <text:p>That 's Love RT @CHEVY_GANG : If I was up school I would be getting my Hanging skin sucked on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would say I 'm going to have a full day in college today , but I 'm not. . @ahemsh_ @AdindaSweeteys @FSP_0608 GET MORE FOLLOWERS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 to have</text:p>
          </table:table-cell>
          <table:table-cell office:value-type="string">
            <text:p>a full day</text:p>
          </table:table-cell>
          <table:table-cell office:value-type="string">
            <text:p>Right</text:p>
          </table:table-cell>
          <table:table-cell office:value-type="string">
            <text:p>I would say I 'm going to have a full day in college today , but I 'm not. . @ahemsh_ @AdindaSweeteys @FSP_0608 GET MORE FOLLOWERS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know i</text:p>
          </table:table-cell>
          <table:table-cell office:value-type="string">
            <text:p>love em</text:p>
          </table:table-cell>
          <table:table-cell office:value-type="string">
            <text:p>Wrong</text:p>
          </table:table-cell>
          <table:table-cell office:value-type="string">
            <text:p>As long as they know i love em : ) http :\/\/t.co\/jYyv7oUL5J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american tweeps</text:p>
          </table:table-cell>
          <table:table-cell office:value-type="string">
            <text:p>be safe from</text:p>
          </table:table-cell>
          <table:table-cell office:value-type="string">
            <text:p>the tornado</text:p>
          </table:table-cell>
          <table:table-cell office:value-type="string">
            <text:p>Right</text:p>
          </table:table-cell>
          <table:table-cell office:value-type="string">
            <text:p>Hoping my American tweeps are safe from the tornado in Oklahom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ullshit</text:p>
          </table:table-cell>
          <table:table-cell office:value-type="string">
            <text:p>be</text:p>
          </table:table-cell>
          <table:table-cell office:value-type="string">
            <text:p>a good day c;</text:p>
          </table:table-cell>
          <table:table-cell office:value-type="string">
            <text:p>Wrong</text:p>
          </table:table-cell>
          <table:table-cell office:value-type="string">
            <text:p>A day without bullshit is a good day c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na go</text:p>
          </table:table-cell>
          <table:table-cell office:value-type="string">
            <text:p>the ocean.</text:p>
          </table:table-cell>
          <table:table-cell office:value-type="string">
            <text:p>Right</text:p>
          </table:table-cell>
          <table:table-cell office:value-type="string">
            <text:p>I wanna go too the ocean. . u hav insomnia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</text:p>
          </table:table-cell>
          <table:table-cell office:value-type="string">
            <text:p>hav</text:p>
          </table:table-cell>
          <table:table-cell office:value-type="string">
            <text:p>insomnia</text:p>
          </table:table-cell>
          <table:table-cell office:value-type="string">
            <text:p>Right</text:p>
          </table:table-cell>
          <table:table-cell office:value-type="string">
            <text:p>I wanna go too the ocean. . u hav insomnia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one texts</text:p>
          </table:table-cell>
          <table:table-cell office:value-type="string">
            <text:p>i forget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Forever clicking close when someone texts me,then i forget they text me :(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sun</text:p>
          </table:table-cell>
          <table:table-cell office:value-type="string">
            <text:p>shin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Even when the sun is shining I feel like I 'm always dow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eel lik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Even when the sun is shining I feel like I 'm always dow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 to</text:p>
          </table:table-cell>
          <table:table-cell office:value-type="string">
            <text:p>human centipede</text:p>
          </table:table-cell>
          <table:table-cell office:value-type="string">
            <text:p>Right</text:p>
          </table:table-cell>
          <table:table-cell office:value-type="string">
            <text:p>I want to human centipede you ( ( 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at exports</text:p>
          </table:table-cell>
          <table:table-cell office:value-type="string">
            <text:p>allow into</text:p>
          </table:table-cell>
          <table:table-cell office:value-type="string">
            <text:p>china</text:p>
          </table:table-cell>
          <table:table-cell office:value-type="string">
            <text:p>Right</text:p>
          </table:table-cell>
          <table:table-cell office:value-type="string">
            <text:p>Painting with my bro all week is gonna be pretty chilled . . Meat exports could be allowed into China within days http :\/\/t.co\/Fy2dRvhJL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omf</text:p>
          </table:table-cell>
          <table:table-cell office:value-type="string">
            <text:p>have</text:p>
          </table:table-cell>
          <table:table-cell office:value-type="string">
            <text:p>a fat ass hickey</text:p>
          </table:table-cell>
          <table:table-cell office:value-type="string">
            <text:p>Wrong</text:p>
          </table:table-cell>
          <table:table-cell office:value-type="string">
            <text:p>Oomf has a fat ass hicke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know</text:p>
          </table:table-cell>
          <table:table-cell office:value-type="string">
            <text:p>his ass</text:p>
          </table:table-cell>
          <table:table-cell office:value-type="string">
            <text:p>Wrong</text:p>
          </table:table-cell>
          <table:table-cell office:value-type="string">
            <text:p>I bet he be thinking about running away but he know his ass is gone get beat when he get found . . @HKMarti LOL I know I know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s ass</text:p>
          </table:table-cell>
          <table:table-cell office:value-type="string">
            <text:p>go get</text:p>
          </table:table-cell>
          <table:table-cell office:value-type="string">
            <text:p>beat</text:p>
          </table:table-cell>
          <table:table-cell office:value-type="string">
            <text:p>Right</text:p>
          </table:table-cell>
          <table:table-cell office:value-type="string">
            <text:p>I bet he be thinking about running away but he know his ass is gone get beat when he get found . . @HKMarti LOL I know I know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bet he be thinking about running away but he know his ass is gone get beat when he get found . . @HKMarti LOL I know I know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play out in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That 's just how it played out in my min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life</text:p>
          </table:table-cell>
          <table:table-cell office:value-type="string">
            <text:p>flash before</text:p>
          </table:table-cell>
          <table:table-cell office:value-type="string">
            <text:p>my eyes</text:p>
          </table:table-cell>
          <table:table-cell office:value-type="string">
            <text:p>Right</text:p>
          </table:table-cell>
          <table:table-cell office:value-type="string">
            <text:p>My life flashed before my eye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aha..ooh bt</text:p>
          </table:table-cell>
          <table:table-cell office:value-type="string">
            <text:p>see</text:p>
          </table:table-cell>
          <table:table-cell office:value-type="string">
            <text:p>ur text</text:p>
          </table:table-cell>
          <table:table-cell office:value-type="string">
            <text:p>Wrong</text:p>
          </table:table-cell>
          <table:table-cell office:value-type="string">
            <text:p>Haha..ooh bt saw ur text n am hapi now RT @MaunikaD : Awww dear ECG gave me a surprise party yestee oo RT Dat_fair_boi : Heya @maunika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r text</text:p>
          </table:table-cell>
          <table:table-cell office:value-type="string">
            <text:p>hapi</text:p>
          </table:table-cell>
          <table:table-cell office:value-type="string">
            <text:p>rt @maunikad</text:p>
          </table:table-cell>
          <table:table-cell office:value-type="string">
            <text:p>Wrong</text:p>
          </table:table-cell>
          <table:table-cell office:value-type="string">
            <text:p>Haha..ooh bt saw ur text n am hapi now RT @MaunikaD : Awww dear ECG gave me a surprise party yestee oo RT Dat_fair_boi : Heya @maunika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www dear ecg</text:p>
          </table:table-cell>
          <table:table-cell office:value-type="string">
            <text:p>giv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aha..ooh bt saw ur text n am hapi now RT @MaunikaD : Awww dear ECG gave me a surprise party yestee oo RT Dat_fair_boi : Heya @maunika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outtie</text:p>
          </table:table-cell>
          <table:table-cell office:value-type="string">
            <text:p>Right</text:p>
          </table:table-cell>
          <table:table-cell office:value-type="string">
            <text:p>1:44 I 'm outti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heart</text:p>
          </table:table-cell>
          <table:table-cell office:value-type="string">
            <text:p>feel lik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When your heart feels like it drops into your stomach&amp;lt ;&amp;lt ;&amp;lt ;&amp;lt ;&amp;lt 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drop into</text:p>
          </table:table-cell>
          <table:table-cell office:value-type="string">
            <text:p>your stomach&amp;lt ;&amp;lt ;&amp;lt ;&amp;lt ;&amp;lt</text:p>
          </table:table-cell>
          <table:table-cell office:value-type="string">
            <text:p>Right</text:p>
          </table:table-cell>
          <table:table-cell office:value-type="string">
            <text:p>When your heart feels like it drops into your stomach&amp;lt ;&amp;lt ;&amp;lt ;&amp;lt ;&amp;lt 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izza parties</text:p>
          </table:table-cell>
          <table:table-cell office:value-type="string">
            <text:p>be</text:p>
          </table:table-cell>
          <table:table-cell office:value-type="string">
            <text:p>the best parties</text:p>
          </table:table-cell>
          <table:table-cell office:value-type="string">
            <text:p>Right</text:p>
          </table:table-cell>
          <table:table-cell office:value-type="string">
            <text:p>Pizza parties are the best parti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a big ass nose</text:p>
          </table:table-cell>
          <table:table-cell office:value-type="string">
            <text:p>Right</text:p>
          </table:table-cell>
          <table:table-cell office:value-type="string">
            <text:p>Fuck ass nigga you got a big ass nos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your toothbrush</text:p>
          </table:table-cell>
          <table:table-cell office:value-type="string">
            <text:p>Wrong</text:p>
          </table:table-cell>
          <table:table-cell office:value-type="string">
            <text:p>That is not your toothbrush ! ! . # \ud558\ub2c8\ubfd0 why Wooyoung oppa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ee job</text:p>
          </table:table-cell>
          <table:table-cell office:value-type="string">
            <text:p>visi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Dat horoscope doe . . Free Job is available too , visit http :\/\/t.co\/nwUGYAtQO7 for more information . . Gonna host a 16 man Xbox Tournement with 100k priz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ew delhi commuters</text:p>
          </table:table-cell>
          <table:table-cell office:value-type="string">
            <text:p>be among</text:p>
          </table:table-cell>
          <table:table-cell office:value-type="string">
            <text:p>those likely</text:p>
          </table:table-cell>
          <table:table-cell office:value-type="string">
            <text:p>Wrong</text:p>
          </table:table-cell>
          <table:table-cell office:value-type="string">
            <text:p>New Delhi commuters are not among those likely to be won over by China 's new Premier during his three-day visit to the Indian capital thi ... ( ( : RT @mahaaadir : min pes 2013 dongg @forum_Gyoung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search</text:p>
          </table:table-cell>
          <table:table-cell office:value-type="string">
            <text:p>be</text:p>
          </table:table-cell>
          <table:table-cell office:value-type="string">
            <text:p>endless # infiniteindividuality . onepiece\nusopp</text:p>
          </table:table-cell>
          <table:table-cell office:value-type="string">
            <text:p>Wrong</text:p>
          </table:table-cell>
          <table:table-cell office:value-type="string">
            <text:p>If your looking for somewhere to fit in your search shall be endless # InfiniteIndividuality . onepiece\nUsopp just got a little braver and cooler all at once onepiec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dless # infiniteindividuality . onepiece\nusopp</text:p>
          </table:table-cell>
          <table:table-cell office:value-type="string">
            <text:p>get</text:p>
          </table:table-cell>
          <table:table-cell office:value-type="string">
            <text:p>a little braver and cooler</text:p>
          </table:table-cell>
          <table:table-cell office:value-type="string">
            <text:p>Wrong</text:p>
          </table:table-cell>
          <table:table-cell office:value-type="string">
            <text:p>If your looking for somewhere to fit in your search shall be endless # InfiniteIndividuality . onepiece\nUsopp just got a little braver and cooler all at once onepiec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at</text:p>
          </table:table-cell>
          <table:table-cell office:value-type="string">
            <text:p>be to say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That 's not to say I agree with the idea. . @Chefff_Nellyyy head over heels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agree with</text:p>
          </table:table-cell>
          <table:table-cell office:value-type="string">
            <text:p>the idea.</text:p>
          </table:table-cell>
          <table:table-cell office:value-type="string">
            <text:p>Right</text:p>
          </table:table-cell>
          <table:table-cell office:value-type="string">
            <text:p>That 's not to say I agree with the idea. . @Chefff_Nellyyy head over heels lo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offer</text:p>
          </table:table-cell>
          <table:table-cell office:value-type="string">
            <text:p>training , support and techniques</text:p>
          </table:table-cell>
          <table:table-cell office:value-type="string">
            <text:p>Right</text:p>
          </table:table-cell>
          <table:table-cell office:value-type="string">
            <text:p>We offer training , support and techniques that are easy to integrate into your day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raining , support and techniques</text:p>
          </table:table-cell>
          <table:table-cell office:value-type="string">
            <text:p>be easy to integrate into</text:p>
          </table:table-cell>
          <table:table-cell office:value-type="string">
            <text:p>your day</text:p>
          </table:table-cell>
          <table:table-cell office:value-type="string">
            <text:p>Right</text:p>
          </table:table-cell>
          <table:table-cell office:value-type="string">
            <text:p>We offer training , support and techniques that are easy to integrate into your day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 guy</text:p>
          </table:table-cell>
          <table:table-cell office:value-type="string">
            <text:p>be</text:p>
          </table:table-cell>
          <table:table-cell office:value-type="string">
            <text:p>a dickhead</text:p>
          </table:table-cell>
          <table:table-cell office:value-type="string">
            <text:p>Right</text:p>
          </table:table-cell>
          <table:table-cell office:value-type="string">
            <text:p>This guy is a dickhea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swear I 'm permanently tire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</text:p>
          </table:table-cell>
          <table:table-cell office:value-type="string">
            <text:p>Right</text:p>
          </table:table-cell>
          <table:table-cell office:value-type="string">
            <text:p>I posted a new photo to Facebook http :\/\/t.co\/kCzJOBMKn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speechless about</text:p>
          </table:table-cell>
          <table:table-cell office:value-type="string">
            <text:p>this concert</text:p>
          </table:table-cell>
          <table:table-cell office:value-type="string">
            <text:p>Right</text:p>
          </table:table-cell>
          <table:table-cell office:value-type="string">
            <text:p>I am still speechless about this concer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cookies</text:p>
          </table:table-cell>
          <table:table-cell office:value-type="string">
            <text:p>Right</text:p>
          </table:table-cell>
          <table:table-cell office:value-type="string">
            <text:p>I want cookies . . @Solo_Fckn_Dolo go to sleep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eople</text:p>
          </table:table-cell>
          <table:table-cell office:value-type="string">
            <text:p>tell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People tell me I 'm to loud ? ? bitch does it look like I give a fuck if I am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to</text:p>
          </table:table-cell>
          <table:table-cell office:value-type="string">
            <text:p>loud</text:p>
          </table:table-cell>
          <table:table-cell office:value-type="string">
            <text:p>Right</text:p>
          </table:table-cell>
          <table:table-cell office:value-type="string">
            <text:p>People tell me I 'm to loud ? ? bitch does it look like I give a fuck if I am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itch</text:p>
          </table:table-cell>
          <table:table-cell office:value-type="string">
            <text:p>look lik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People tell me I 'm to loud ? ? bitch does it look like I give a fuck if I am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a fuck</text:p>
          </table:table-cell>
          <table:table-cell office:value-type="string">
            <text:p>Right</text:p>
          </table:table-cell>
          <table:table-cell office:value-type="string">
            <text:p>People tell me I 'm to loud ? ? bitch does it look like I give a fuck if I am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ality</text:p>
          </table:table-cell>
          <table:table-cell office:value-type="string">
            <text:p>check</text:p>
          </table:table-cell>
          <table:table-cell office:value-type="string">
            <text:p>no mo fairytales</text:p>
          </table:table-cell>
          <table:table-cell office:value-type="string">
            <text:p>Wrong</text:p>
          </table:table-cell>
          <table:table-cell office:value-type="string">
            <text:p>Reality check no mo fairytal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 to do</text:p>
          </table:table-cell>
          <table:table-cell office:value-type="string">
            <text:p>a video log of like</text:p>
          </table:table-cell>
          <table:table-cell office:value-type="string">
            <text:p>Wrong</text:p>
          </table:table-cell>
          <table:table-cell office:value-type="string">
            <text:p>I really want to do a video log of like , my life , because its basically just me yelling at my mom and I think it would be v funn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really want to do a video log of like , my life , because its basically just me yelling at my mom and I think it would be v funn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happy with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I 'm happy with you or without you . . S-senpai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hair</text:p>
          </table:table-cell>
          <table:table-cell office:value-type="string">
            <text:p>let</text:p>
          </table:table-cell>
          <table:table-cell office:value-type="string">
            <text:p>me\u2026you\u2019re</text:p>
          </table:table-cell>
          <table:table-cell office:value-type="string">
            <text:p>Wrong</text:p>
          </table:table-cell>
          <table:table-cell office:value-type="string">
            <text:p>Your hair is sticking up , here let me\u2026you\u2019re really tall , senpai , can you bend down a little ..I\u2019m sorry , I\u2019m such a bother\u2026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bend down</text:p>
          </table:table-cell>
          <table:table-cell office:value-type="string">
            <text:p>a little ..i\u2019m sorry ,</text:p>
          </table:table-cell>
          <table:table-cell office:value-type="string">
            <text:p>Right</text:p>
          </table:table-cell>
          <table:table-cell office:value-type="string">
            <text:p>Your hair is sticking up , here let me\u2026you\u2019re really tall , senpai , can you bend down a little ..I\u2019m sorry , I\u2019m such a bother\u2026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a new achievement</text:p>
          </table:table-cell>
          <table:table-cell office:value-type="string">
            <text:p>Right</text:p>
          </table:table-cell>
          <table:table-cell office:value-type="string">
            <text:p>I made a new achievement : ` Prefect`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endrick</text:p>
          </table:table-cell>
          <table:table-cell office:value-type="string">
            <text:p>be best on</text:p>
          </table:table-cell>
          <table:table-cell office:value-type="string">
            <text:p>the west nip</text:p>
          </table:table-cell>
          <table:table-cell office:value-type="string">
            <text:p>Right</text:p>
          </table:table-cell>
          <table:table-cell office:value-type="string">
            <text:p>If kendrick ai n't the best on the west nip i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end of the work night</text:p>
          </table:table-cell>
          <table:table-cell office:value-type="string">
            <text:p>pop</text:p>
          </table:table-cell>
          <table:table-cell office:value-type="string">
            <text:p>my knee</text:p>
          </table:table-cell>
          <table:table-cell office:value-type="string">
            <text:p>Wrong</text:p>
          </table:table-cell>
          <table:table-cell office:value-type="string">
            <text:p>Bout the end of the work night popped my knee out of plac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dont feel</text:p>
          </table:table-cell>
          <table:table-cell office:value-type="string">
            <text:p>u</text:p>
          </table:table-cell>
          <table:table-cell office:value-type="string">
            <text:p>Right</text:p>
          </table:table-cell>
          <table:table-cell office:value-type="string">
            <text:p>Naw we dont feel u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shunt</text:p>
          </table:table-cell>
          <table:table-cell office:value-type="string">
            <text:p>b</text:p>
          </table:table-cell>
          <table:table-cell office:value-type="string">
            <text:p>Wrong</text:p>
          </table:table-cell>
          <table:table-cell office:value-type="string">
            <text:p>You shunt b so mental as to do It then \u2014 I will do what I want thank you o http :\/\/t.co\/qtT6lqoCZ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 hungry</text:p>
          </table:table-cell>
          <table:table-cell office:value-type="string">
            <text:p>get</text:p>
          </table:table-cell>
          <table:table-cell office:value-type="string">
            <text:p>your own bloody alarm.</text:p>
          </table:table-cell>
          <table:table-cell office:value-type="string">
            <text:p>Wrong</text:p>
          </table:table-cell>
          <table:table-cell office:value-type="string">
            <text:p>Im hungry . . Get your own bloody alarm. . Get powerful Rank AA Monsters in new Even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own bloody alarm.</text:p>
          </table:table-cell>
          <table:table-cell office:value-type="string">
            <text:p>get</text:p>
          </table:table-cell>
          <table:table-cell office:value-type="string">
            <text:p>powerful rank aa monsters</text:p>
          </table:table-cell>
          <table:table-cell office:value-type="string">
            <text:p>Wrong</text:p>
          </table:table-cell>
          <table:table-cell office:value-type="string">
            <text:p>Im hungry . . Get your own bloody alarm. . Get powerful Rank AA Monsters in new Event .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3am</text:p>
          </table:table-cell>
          <table:table-cell office:value-type="string">
            <text:p>be</text:p>
          </table:table-cell>
          <table:table-cell office:value-type="string">
            <text:p>booty calls</text:p>
          </table:table-cell>
          <table:table-cell office:value-type="string">
            <text:p>Wrong</text:p>
          </table:table-cell>
          <table:table-cell office:value-type="string">
            <text:p>The only dms sent at 3am are either booty calls or pure thirs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tattoos</text:p>
          </table:table-cell>
          <table:table-cell office:value-type="string">
            <text:p>Wrong</text:p>
          </table:table-cell>
          <table:table-cell office:value-type="string">
            <text:p>I swear tattoos make me so happy :D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attoos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 swear tattoos make me so happy :D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gets it by any means necessary $ $ $ $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my brother</text:p>
          </table:table-cell>
          <table:table-cell office:value-type="string">
            <text:p>Right</text:p>
          </table:table-cell>
          <table:table-cell office:value-type="string">
            <text:p>Dnt act brand new. . @alperuzzy Emre 's great , he 's my brother really ... I chose the best : ) ) .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string">
            <text:p>i</text:p>
          </table:table-cell>
          <table:table-cell office:value-type="string">
            <text:p>choose</text:p>
          </table:table-cell>
          <table:table-cell office:value-type="string">
            <text:p>the best</text:p>
          </table:table-cell>
          <table:table-cell office:value-type="string">
            <text:p>Right</text:p>
          </table:table-cell>
          <table:table-cell office:value-type="string">
            <text:p>Dnt act brand new. . @alperuzzy Emre 's great , he 's my brother really ... I chose the best : ) 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o to be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 'm going to be home alone Wednesday and Thursday ;-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dare</text:p>
          </table:table-cell>
          <table:table-cell office:value-type="string">
            <text:p>anyone</text:p>
          </table:table-cell>
          <table:table-cell office:value-type="string">
            <text:p>Wrong</text:p>
          </table:table-cell>
          <table:table-cell office:value-type="string">
            <text:p>I dare anyone to dive one night for the Navy 's marine mammals , then we can talk ...if you only knew #fullcontactsport #nojok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#fullcontactsport #nojoke</text:p>
          </table:table-cell>
          <table:table-cell office:value-type="string">
            <text:p>Wrong</text:p>
          </table:table-cell>
          <table:table-cell office:value-type="string">
            <text:p>I dare anyone to dive one night for the Navy 's marine mammals , then we can talk ...if you only knew #fullcontactsport #nojok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thing</text:p>
          </table:table-cell>
          <table:table-cell office:value-type="string">
            <text:p>be more better than</text:p>
          </table:table-cell>
          <table:table-cell office:value-type="string">
            <text:p>a floating ring-shaped smoke</text:p>
          </table:table-cell>
          <table:table-cell office:value-type="string">
            <text:p>Right</text:p>
          </table:table-cell>
          <table:table-cell office:value-type="string">
            <text:p>Nothing 's much more better than a floating ring-shaped smok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</text:p>
          </table:table-cell>
          <table:table-cell office:value-type="string">
            <text:p>&amp;amp;</text:p>
          </table:table-cell>
          <table:table-cell office:value-type="string">
            <text:p>my son</text:p>
          </table:table-cell>
          <table:table-cell office:value-type="string">
            <text:p>Wrong</text:p>
          </table:table-cell>
          <table:table-cell office:value-type="string">
            <text:p>Just me &amp;amp; my son on This be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claudia hurhurrrrr</text:p>
          </table:table-cell>
          <table:table-cell office:value-type="string">
            <text:p>Right</text:p>
          </table:table-cell>
          <table:table-cell office:value-type="string">
            <text:p>BTW this is Claudia hurhurRRR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loggers</text:p>
          </table:table-cell>
          <table:table-cell office:value-type="string">
            <text:p>http</text:p>
          </table:table-cell>
          <table:table-cell office:value-type="string">
            <text:p>:\/\/t.co\/k4lwdkzwpo</text:p>
          </table:table-cell>
          <table:table-cell office:value-type="string">
            <text:p>Wrong</text:p>
          </table:table-cell>
          <table:table-cell office:value-type="string">
            <text:p>RT @proudlyonenaija My Top 5 Video Editing and Screen Caption tools For Bloggers http :\/\/t.co\/k4LwdkZWp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 time for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Sorry baby , I do n't have time for you tod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parents</text:p>
          </table:table-cell>
          <table:table-cell office:value-type="string">
            <text:p>be to bring child to</text:p>
          </table:table-cell>
          <table:table-cell office:value-type="string">
            <text:p>a library</text:p>
          </table:table-cell>
          <table:table-cell office:value-type="string">
            <text:p>Wrong</text:p>
          </table:table-cell>
          <table:table-cell office:value-type="string">
            <text:p>Then the problem you have is that the parents are too busy to bring their children to a library ... Ekeleh ...tipu je lebi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nice having someone</text:p>
          </table:table-cell>
          <table:table-cell office:value-type="string">
            <text:p>Right</text:p>
          </table:table-cell>
          <table:table-cell office:value-type="string">
            <text:p>It will be nice having someone telling its alright 2 b not ok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n't</text:p>
          </table:table-cell>
          <table:table-cell office:value-type="string">
            <text:p>cope with have</text:p>
          </table:table-cell>
          <table:table-cell office:value-type="string">
            <text:p>double science</text:p>
          </table:table-cell>
          <table:table-cell office:value-type="string">
            <text:p>Wrong</text:p>
          </table:table-cell>
          <table:table-cell office:value-type="string">
            <text:p>RT @emmaisnothere : Can't cope with having double science . . Why im so excited ? . \u201c@ParraLuigi : I think I might need glasses 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RT @emmaisnothere : Can't cope with having double science . . Why im so excited ? . \u201c@ParraLuigi : I think I might need glasses 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glasses</text:p>
          </table:table-cell>
          <table:table-cell office:value-type="string">
            <text:p>Right</text:p>
          </table:table-cell>
          <table:table-cell office:value-type="string">
            <text:p>RT @emmaisnothere : Can't cope with having double science . . Why im so excited ? . \u201c@ParraLuigi : I think I might need glasses 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new 'grapher @simiato #</text:p>
          </table:table-cell>
          <table:table-cell office:value-type="string">
            <text:p>say</text:p>
          </table:table-cell>
          <table:table-cell office:value-type="string">
            <text:p>hello!</text:p>
          </table:table-cell>
          <table:table-cell office:value-type="string">
            <text:p>Wrong</text:p>
          </table:table-cell>
          <table:table-cell office:value-type="string">
            <text:p>Introducing a new 'grapher @simiato \u2014 Say Hello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morrow</text:p>
          </table:table-cell>
          <table:table-cell office:value-type="string">
            <text:p>rain</text:p>
          </table:table-cell>
          <table:table-cell office:value-type="string">
            <text:p>\ud83d\ude27</text:p>
          </table:table-cell>
          <table:table-cell office:value-type="string">
            <text:p>Wrong</text:p>
          </table:table-cell>
          <table:table-cell office:value-type="string">
            <text:p>Tomorrow better not rain \ud83d\ude27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ll those</text:p>
          </table:table-cell>
          <table:table-cell office:value-type="string">
            <text:p>affect by</text:p>
          </table:table-cell>
          <table:table-cell office:value-type="string">
            <text:p>the tornado</text:p>
          </table:table-cell>
          <table:table-cell office:value-type="string">
            <text:p>Right</text:p>
          </table:table-cell>
          <table:table-cell office:value-type="string">
            <text:p>Take a few minutes to pray for all those who were affected by the tornado in Oklahoma , most of all those who lost children. . Oomf be looking righ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st of all those</text:p>
          </table:table-cell>
          <table:table-cell office:value-type="string">
            <text:p>lose</text:p>
          </table:table-cell>
          <table:table-cell office:value-type="string">
            <text:p>children.</text:p>
          </table:table-cell>
          <table:table-cell office:value-type="string">
            <text:p>Right</text:p>
          </table:table-cell>
          <table:table-cell office:value-type="string">
            <text:p>Take a few minutes to pray for all those who were affected by the tornado in Oklahoma , most of all those who lost children. . Oomf be looking righ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# corn dogs</text:p>
          </table:table-cell>
          <table:table-cell office:value-type="string">
            <text:p>Right</text:p>
          </table:table-cell>
          <table:table-cell office:value-type="string">
            <text:p>I want two corn dogs now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2,015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0,490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need someone to talk to</text:p>
          </table:table-cell>
          <table:table-cell office:value-type="string">
            <text:p>im</text:p>
          </table:table-cell>
          <table:table-cell office:value-type="string">
            <text:p>Wrong</text:p>
          </table:table-cell>
          <table:table-cell office:value-type="string">
            <text:p>If you ever need someone to talk to im here ... http :\/\/t.co\/SZsADWXVlz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her</text:p>
          </table:table-cell>
          <table:table-cell office:value-type="string">
            <text:p>Wrong</text:p>
          </table:table-cell>
          <table:table-cell office:value-type="string">
            <text:p>I 'm her pimp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string">
            <text:p>http</text:p>
          </table:table-cell>
          <table:table-cell office:value-type="string">
            <text:p>:\/\/t.co\/ycxhescfdx</text:p>
          </table:table-cell>
          <table:table-cell office:value-type="string">
            <text:p>Wrong</text:p>
          </table:table-cell>
          <table:table-cell office:value-type="string">
            <text:p>A Few Clouds and 75 F at Olive Branch Airport , MS http :\/\/t.co\/ycXhEScFDX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world</text:p>
          </table:table-cell>
          <table:table-cell office:value-type="string">
            <text:p>walk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e nicest guy in the world walk me from ballgame to home = 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 'm home alon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meone teman</text:p>
          </table:table-cell>
          <table:table-cell office:value-type="string">
            <text:p>please</text:p>
          </table:table-cell>
          <table:table-cell office:value-type="string">
            <text:p>:' )</text:p>
          </table:table-cell>
          <table:table-cell office:value-type="string">
            <text:p>Wrong</text:p>
          </table:table-cell>
          <table:table-cell office:value-type="string">
            <text:p>Someone teman saya please :' 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arrive</text:p>
          </table:table-cell>
          <table:table-cell office:value-type="string">
            <text:p>kml</text:p>
          </table:table-cell>
          <table:table-cell office:value-type="string">
            <text:p>Right</text:p>
          </table:table-cell>
          <table:table-cell office:value-type="string">
            <text:p>I 'll arrive kml at nigh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show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What 's new with you ? . Ass Phat Too I Remember When She Showed Me Allla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acfightweek #</text:p>
          </table:table-cell>
          <table:table-cell office:value-type="string">
            <text:p>have</text:p>
          </table:table-cell>
          <table:table-cell office:value-type="string">
            <text:p>the boy</text:p>
          </table:table-cell>
          <table:table-cell office:value-type="string">
            <text:p>Wrong</text:p>
          </table:table-cell>
          <table:table-cell office:value-type="string">
            <text:p>Good to meet you guys at #Acfightweek @cheeks8888 has the boy recovered from the Peterson ko yet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boy</text:p>
          </table:table-cell>
          <table:table-cell office:value-type="string">
            <text:p>recover from</text:p>
          </table:table-cell>
          <table:table-cell office:value-type="string">
            <text:p>the peterson ko</text:p>
          </table:table-cell>
          <table:table-cell office:value-type="string">
            <text:p>Right</text:p>
          </table:table-cell>
          <table:table-cell office:value-type="string">
            <text:p>Good to meet you guys at #Acfightweek @cheeks8888 has the boy recovered from the Peterson ko yet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ood</text:p>
          </table:table-cell>
          <table:table-cell office:value-type="string">
            <text:p>&amp;lt</text:p>
          </table:table-cell>
          <table:table-cell office:value-type="string">
            <text:p># http</text:p>
          </table:table-cell>
          <table:table-cell office:value-type="string">
            <text:p>Wrong</text:p>
          </table:table-cell>
          <table:table-cell office:value-type="string">
            <text:p>Good ? ? ? &amp;lt ;3 http :\/\/t.co\/i0pKBtYYxE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ll</text:p>
          </table:table-cell>
          <table:table-cell office:value-type="string">
            <text:p>ma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ll make you some ad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ive up</text:p>
          </table:table-cell>
          <table:table-cell office:value-type="string">
            <text:p>drinking</text:p>
          </table:table-cell>
          <table:table-cell office:value-type="string">
            <text:p>Right</text:p>
          </table:table-cell>
          <table:table-cell office:value-type="string">
            <text:p>I gave up drinking for 6 months because I fucked a fat bitch raw and did n't talk to her after. . @winsloweliot No rush at al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uck</text:p>
          </table:table-cell>
          <table:table-cell office:value-type="string">
            <text:p>a fat bitch raw</text:p>
          </table:table-cell>
          <table:table-cell office:value-type="string">
            <text:p>Right</text:p>
          </table:table-cell>
          <table:table-cell office:value-type="string">
            <text:p>I gave up drinking for 6 months because I fucked a fat bitch raw and did n't talk to her after. . @winsloweliot No rush at al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alk to</text:p>
          </table:table-cell>
          <table:table-cell office:value-type="string">
            <text:p>her after.</text:p>
          </table:table-cell>
          <table:table-cell office:value-type="string">
            <text:p>Wrong</text:p>
          </table:table-cell>
          <table:table-cell office:value-type="string">
            <text:p>I gave up drinking for 6 months because I fucked a fat bitch raw and did n't talk to her after. . @winsloweliot No rush at al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a cool looking bike #harley http</text:p>
          </table:table-cell>
          <table:table-cell office:value-type="string">
            <text:p>Right</text:p>
          </table:table-cell>
          <table:table-cell office:value-type="string">
            <text:p>This is a cool looking bike #harley http :\/\/t.co\/akBhPEn9 Wh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yo niggas</text:p>
          </table:table-cell>
          <table:table-cell office:value-type="string">
            <text:p>Wrong</text:p>
          </table:table-cell>
          <table:table-cell office:value-type="string">
            <text:p>Like I said yo niggas ca n't handl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 niggas</text:p>
          </table:table-cell>
          <table:table-cell office:value-type="string">
            <text:p>handl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Like I said yo niggas ca n't handle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ollow lot of</text:p>
          </table:table-cell>
          <table:table-cell office:value-type="string">
            <text:p>freak nasties</text:p>
          </table:table-cell>
          <table:table-cell office:value-type="string">
            <text:p>Right</text:p>
          </table:table-cell>
          <table:table-cell office:value-type="string">
            <text:p>I follow a lot of freak nasties &amp;gt ;&amp;gt ;&amp;gt ;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fit like</text:p>
          </table:table-cell>
          <table:table-cell office:value-type="string">
            <text:p># pieces of a broken heart</text:p>
          </table:table-cell>
          <table:table-cell office:value-type="string">
            <text:p>Right</text:p>
          </table:table-cell>
          <table:table-cell office:value-type="string">
            <text:p>We fit together like two pieces of a broken hear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njay bangar</text:p>
          </table:table-cell>
          <table:table-cell office:value-type="string">
            <text:p>discuss</text:p>
          </table:table-cell>
          <table:table-cell office:value-type="string">
            <text:p>spot-fixing scandal</text:p>
          </table:table-cell>
          <table:table-cell office:value-type="string">
            <text:p>Right</text:p>
          </table:table-cell>
          <table:table-cell office:value-type="string">
            <text:p>Ayaz Memon , Pradeep Magazine , Sanjay Bangar discuss spot-fixing scanda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place lorraine http</text:p>
          </table:table-cell>
          <table:table-cell office:value-type="string">
            <text:p>Right</text:p>
          </table:table-cell>
          <table:table-cell office:value-type="string">
            <text:p>I 'm at Place Lorraine http :\/\/t.co\/wuyWMI04WO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t does n't make us change our mind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</text:p>
          </table:table-cell>
          <table:table-cell office:value-type="string">
            <text:p>change</text:p>
          </table:table-cell>
          <table:table-cell office:value-type="string">
            <text:p>our minds</text:p>
          </table:table-cell>
          <table:table-cell office:value-type="string">
            <text:p>Wrong</text:p>
          </table:table-cell>
          <table:table-cell office:value-type="string">
            <text:p>It does n't make us change our mind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@missamy may96</text:p>
          </table:table-cell>
          <table:table-cell office:value-type="string">
            <text:p>thank</text:p>
          </table:table-cell>
          <table:table-cell office:value-type="string">
            <text:p>you&amp;lt</text:p>
          </table:table-cell>
          <table:table-cell office:value-type="string">
            <text:p>Wrong</text:p>
          </table:table-cell>
          <table:table-cell office:value-type="string">
            <text:p>He 's so cute ! . @MissAmy May96 thank you&amp;lt ;3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gggghhhh</text:p>
          </table:table-cell>
          <table:table-cell office:value-type="string">
            <text:p>bring</text:p>
          </table:table-cell>
          <table:table-cell office:value-type="string">
            <text:p>all asses</text:p>
          </table:table-cell>
          <table:table-cell office:value-type="string">
            <text:p>Wrong</text:p>
          </table:table-cell>
          <table:table-cell office:value-type="string">
            <text:p>Ugggghhhh bring y 'all asses down her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mushroom</text:p>
          </table:table-cell>
          <table:table-cell office:value-type="string">
            <text:p>be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Sitting here wondering whoo on earth first thought of eating a mushroom ? ? ?. . were they not scarred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damn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need answersss damn it . . \u201c@FuckEdgarr : I 've done a lot , but ai n't done enough ..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do</text:p>
          </table:table-cell>
          <table:table-cell office:value-type="string">
            <text:p>a lot</text:p>
          </table:table-cell>
          <table:table-cell office:value-type="string">
            <text:p>Right</text:p>
          </table:table-cell>
          <table:table-cell office:value-type="string">
            <text:p>I need answersss damn it . . \u201c@FuckEdgarr : I 've done a lot , but ai n't done enough ..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 lot</text:p>
          </table:table-cell>
          <table:table-cell office:value-type="string">
            <text:p>do</text:p>
          </table:table-cell>
          <table:table-cell office:value-type="string">
            <text:p>enough ..\u201d</text:p>
          </table:table-cell>
          <table:table-cell office:value-type="string">
            <text:p>Wrong</text:p>
          </table:table-cell>
          <table:table-cell office:value-type="string">
            <text:p>I need answersss damn it . . \u201c@FuckEdgarr : I 've done a lot , but ai n't done enough ..\u201d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t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Might change my alias . . @SoulsSobriquet lmao I hate you for using my shit on m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oker</text:p>
          </table:table-cell>
          <table:table-cell office:value-type="string">
            <text:p>play with</text:p>
          </table:table-cell>
          <table:table-cell office:value-type="string">
            <text:p>buddies</text:p>
          </table:table-cell>
          <table:table-cell office:value-type="string">
            <text:p>Wrong</text:p>
          </table:table-cell>
          <table:table-cell office:value-type="string">
            <text:p>Poker is best played with buddi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pay to have</text:p>
          </table:table-cell>
          <table:table-cell office:value-type="string">
            <text:p>a lot of friends</text:p>
          </table:table-cell>
          <table:table-cell office:value-type="string">
            <text:p>Right</text:p>
          </table:table-cell>
          <table:table-cell office:value-type="string">
            <text:p>It pays to have a lot of friends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ankyou # @ sunway medical centre</text:p>
          </table:table-cell>
          <table:table-cell office:value-type="string">
            <text:p>http</text:p>
          </table:table-cell>
          <table:table-cell office:value-type="string">
            <text:p>:\/\/t.co\/bungkfxk4i</text:p>
          </table:table-cell>
          <table:table-cell office:value-type="string">
            <text:p>Wrong</text:p>
          </table:table-cell>
          <table:table-cell office:value-type="string">
            <text:p>Thankyou @amirfirdaus2 @ Sunway Medical Centre http :\/\/t.co\/BUNGkfXk4i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,140 gold coin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snuggle in</text:p>
          </table:table-cell>
          <table:table-cell office:value-type="string">
            <text:p>bed</text:p>
          </table:table-cell>
          <table:table-cell office:value-type="string">
            <text:p>Right</text:p>
          </table:table-cell>
          <table:table-cell office:value-type="string">
            <text:p>Feel like absolute crap... counting down the hours till I can snuggle in bed with my bub &amp;lt ;3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y bub</text:p>
          </table:table-cell>
          <table:table-cell office:value-type="string">
            <text:p>&amp;l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Feel like absolute crap... counting down the hours till I can snuggle in bed with my bub &amp;lt ;3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ry to ask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Ok , I 'll try to ask you some adequate question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listen to</text:p>
          </table:table-cell>
          <table:table-cell office:value-type="string">
            <text:p>? . cut</text:p>
          </table:table-cell>
          <table:table-cell office:value-type="string">
            <text:p>Wrong</text:p>
          </table:table-cell>
          <table:table-cell office:value-type="string">
            <text:p>What was the last album you have listened to ? . Cut and colour @ BoJo Brownz with the lovely Jo today ca n't wait to feel human again. . Awkward boner on the bus -.-. @lizzyblisha95 @Ayeee_Fame11 ctfu she funn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lovely jo today</text:p>
          </table:table-cell>
          <table:table-cell office:value-type="string">
            <text:p>wait to feel</text:p>
          </table:table-cell>
          <table:table-cell office:value-type="string">
            <text:p>human again.</text:p>
          </table:table-cell>
          <table:table-cell office:value-type="string">
            <text:p>Wrong</text:p>
          </table:table-cell>
          <table:table-cell office:value-type="string">
            <text:p>What was the last album you have listened to ? . Cut and colour @ BoJo Brownz with the lovely Jo today ca n't wait to feel human again. . Awkward boner on the bus -.-. @lizzyblisha95 @Ayeee_Fame11 ctfu she funn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long night</text:p>
          </table:table-cell>
          <table:table-cell office:value-type="string">
            <text:p>Right</text:p>
          </table:table-cell>
          <table:table-cell office:value-type="string">
            <text:p>Glad to be home between weather issues and technology issues it 's been a long nigh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 to look into</text:p>
          </table:table-cell>
          <table:table-cell office:value-type="string">
            <text:p>a day trip</text:p>
          </table:table-cell>
          <table:table-cell office:value-type="string">
            <text:p>Right</text:p>
          </table:table-cell>
          <table:table-cell office:value-type="string">
            <text:p>I may need to look into a day trip Thursday . . s \/0 @heymanhustle for always being 1 step ahead of the game ...if u need new music for your new client let me know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</text:p>
          </table:table-cell>
          <table:table-cell office:value-type="string">
            <text:p>need music for</text:p>
          </table:table-cell>
          <table:table-cell office:value-type="string">
            <text:p>your new client</text:p>
          </table:table-cell>
          <table:table-cell office:value-type="string">
            <text:p>Right</text:p>
          </table:table-cell>
          <table:table-cell office:value-type="string">
            <text:p>I may need to look into a day trip Thursday . . s \/0 @heymanhustle for always being 1 step ahead of the game ...if u need new music for your new client let me know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new client</text:p>
          </table:table-cell>
          <table:table-cell office:value-type="string">
            <text:p>let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 may need to look into a day trip Thursday . . s \/0 @heymanhustle for always being 1 step ahead of the game ...if u need new music for your new client let me know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do to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Never forget what they did to you and never let them know you rememb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let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Never forget what they did to you and never let them know you rememb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m</text:p>
          </table:table-cell>
          <table:table-cell office:value-type="string">
            <text:p>know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Never forget what they did to you and never let them know you rememb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finance</text:p>
          </table:table-cell>
          <table:table-cell office:value-type="string">
            <text:p>man</text:p>
          </table:table-cell>
          <table:table-cell office:value-type="string">
            <text:p>Wrong</text:p>
          </table:table-cell>
          <table:table-cell office:value-type="string">
            <text:p>I just ca n't do finance man , asdfghjkl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iss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And then I realize how much I miss you ... \ud83d\ude1f\ud83d\udc4e\u2601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Now that I think about it , Curling is n't really televised a lot either. . Niggas know I 'm quick to snap so why even try m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rling</text:p>
          </table:table-cell>
          <table:table-cell office:value-type="string">
            <text:p>televise</text:p>
          </table:table-cell>
          <table:table-cell office:value-type="string">
            <text:p>a lot</text:p>
          </table:table-cell>
          <table:table-cell office:value-type="string">
            <text:p>Wrong</text:p>
          </table:table-cell>
          <table:table-cell office:value-type="string">
            <text:p>Now that I think about it , Curling is n't really televised a lot either. . Niggas know I 'm quick to snap so why even try m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ither. . niggas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Now that I think about it , Curling is n't really televised a lot either. . Niggas know I 'm quick to snap so why even try m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try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Now that I think about it , Curling is n't really televised a lot either. . Niggas know I 'm quick to snap so why even try me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little too hyper today</text:p>
          </table:table-cell>
          <table:table-cell office:value-type="string">
            <text:p>Right</text:p>
          </table:table-cell>
          <table:table-cell office:value-type="string">
            <text:p>Ok I 'm a little too hyper today , I need to stay away from sugar .... when you can that you get up for work then go to work then come home and then you wake up ... fuuuuuuuuuuu-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 to stay from</text:p>
          </table:table-cell>
          <table:table-cell office:value-type="string">
            <text:p>sugar</text:p>
          </table:table-cell>
          <table:table-cell office:value-type="string">
            <text:p>Right</text:p>
          </table:table-cell>
          <table:table-cell office:value-type="string">
            <text:p>Ok I 'm a little too hyper today , I need to stay away from sugar .... when you can that you get up for work then go to work then come home and then you wake up ... fuuuuuuuuuuu-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get up for</text:p>
          </table:table-cell>
          <table:table-cell office:value-type="string">
            <text:p>work</text:p>
          </table:table-cell>
          <table:table-cell office:value-type="string">
            <text:p>Right</text:p>
          </table:table-cell>
          <table:table-cell office:value-type="string">
            <text:p>Ok I 'm a little too hyper today , I need to stay away from sugar .... when you can that you get up for work then go to work then come home and then you wake up ... fuuuuuuuuuuu-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wake up</text:p>
          </table:table-cell>
          <table:table-cell office:value-type="string">
            <text:p>... fuuuuuuuuuuu-!</text:p>
          </table:table-cell>
          <table:table-cell office:value-type="string">
            <text:p>Wrong</text:p>
          </table:table-cell>
          <table:table-cell office:value-type="string">
            <text:p>Ok I 'm a little too hyper today , I need to stay away from sugar .... when you can that you get up for work then go to work then come home and then you wake up ... fuuuuuuuuuuu-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 share in</text:p>
          </table:table-cell>
          <table:table-cell office:value-type="string">
            <text:p>costa</text:p>
          </table:table-cell>
          <table:table-cell office:value-type="string">
            <text:p>Right</text:p>
          </table:table-cell>
          <table:table-cell office:value-type="string">
            <text:p>Think I should have shares in Costa the amount I spend there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ia arie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Ready For Love - India Arie http :\/\/t.co\/xjsxVROqQ0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art</text:p>
          </table:table-cell>
          <table:table-cell office:value-type="string">
            <text:p>be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WHAT SORT OF A HEART TO HEART IS THAT ... #sallynana_95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teresting</text:p>
          </table:table-cell>
          <table:table-cell office:value-type="string">
            <text:p>be</text:p>
          </table:table-cell>
          <table:table-cell office:value-type="string">
            <text:p>an understatement chloe</text:p>
          </table:table-cell>
          <table:table-cell office:value-type="string">
            <text:p>Right</text:p>
          </table:table-cell>
          <table:table-cell office:value-type="string">
            <text:p>Interesting is an understatement chlo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ather</text:p>
          </table:table-cell>
          <table:table-cell office:value-type="string">
            <text:p>be</text:p>
          </table:table-cell>
          <table:table-cell office:value-type="string">
            <text:p>the perfect today</text:p>
          </table:table-cell>
          <table:table-cell office:value-type="string">
            <text:p>Right</text:p>
          </table:table-cell>
          <table:table-cell office:value-type="string">
            <text:p>Good morn\u0131ng . Weather is the perfect today : )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guess</text:p>
          </table:table-cell>
          <table:table-cell office:value-type="string">
            <text:p>father</text:p>
          </table:table-cell>
          <table:table-cell office:value-type="string">
            <text:p>Wrong</text:p>
          </table:table-cell>
          <table:table-cell office:value-type="string">
            <text:p>WELL I MEAN I GUESS FATHER I CAN WASH THE DISHES AS I CRAM FOR FINALS I MEAN I GUESS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cram for</text:p>
          </table:table-cell>
          <table:table-cell office:value-type="string">
            <text:p>finals</text:p>
          </table:table-cell>
          <table:table-cell office:value-type="string">
            <text:p>Right</text:p>
          </table:table-cell>
          <table:table-cell office:value-type="string">
            <text:p>WELL I MEAN I GUESS FATHER I CAN WASH THE DISHES AS I CRAM FOR FINALS I MEAN I GUESS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lik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. . Perez : Mourinho was n't sacked http :\/\/t.co\/j4FmSukqrI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eat</text:p>
          </table:table-cell>
          <table:table-cell office:value-type="string">
            <text:p>healthy all day</text:p>
          </table:table-cell>
          <table:table-cell office:value-type="string">
            <text:p>Right</text:p>
          </table:table-cell>
          <table:table-cell office:value-type="string">
            <text:p>I 'm all like I 'm gunna work out and eat healthy all day then i do it and lay in bed and think of all the food I 'm craving and life 's over. . Perez : Mourinho was n't sacked http :\/\/t.co\/j4FmSukqrI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althy all day</text:p>
          </table:table-cell>
          <table:table-cell office:value-type="string">
            <text:p>do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. . Perez : Mourinho was n't sacked http :\/\/t.co\/j4FmSukqrI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althy all day</text:p>
          </table:table-cell>
          <table:table-cell office:value-type="string">
            <text:p>lay in</text:p>
          </table:table-cell>
          <table:table-cell office:value-type="string">
            <text:p>bed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. . Perez : Mourinho was n't sacked http :\/\/t.co\/j4FmSukqrI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think of</text:p>
          </table:table-cell>
          <table:table-cell office:value-type="string">
            <text:p>all the food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. . Perez : Mourinho was n't sacked http :\/\/t.co\/j4FmSukqrI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urinho</text:p>
          </table:table-cell>
          <table:table-cell office:value-type="string">
            <text:p>be</text:p>
          </table:table-cell>
          <table:table-cell office:value-type="string">
            <text:p>sacked http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. . Perez : Mourinho was n't sacked http :\/\/t.co\/j4FmSukqrI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my friend</text:p>
          </table:table-cell>
          <table:table-cell office:value-type="string">
            <text:p>Right</text:p>
          </table:table-cell>
          <table:table-cell office:value-type="string">
            <text:p>Wish I could make my friend feel better , I hope she does n't close herself\nOff ag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Wish I could make my friend feel better , I hope she does n't close herself\nOff ag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</text:p>
          </table:table-cell>
          <table:table-cell office:value-type="string">
            <text:p>close</text:p>
          </table:table-cell>
          <table:table-cell office:value-type="string">
            <text:p>herself\noff</text:p>
          </table:table-cell>
          <table:table-cell office:value-type="string">
            <text:p>Wrong</text:p>
          </table:table-cell>
          <table:table-cell office:value-type="string">
            <text:p>Wish I could make my friend feel better , I hope she does n't close herself\nOff again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american worker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Our President and The American Worker http :\/\/t.co\/hr1QR5g296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water</text:p>
          </table:table-cell>
          <table:table-cell office:value-type="string">
            <text:p>Right</text:p>
          </table:table-cell>
          <table:table-cell office:value-type="string">
            <text:p>I need water ! ! . @marianalizethh tis tru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know I 'm exhausted but I ca n't sleep \ud83d\ude34\ud83d\ude29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l</text:p>
          </table:table-cell>
          <table:table-cell office:value-type="string">
            <text:p>have</text:p>
          </table:table-cell>
          <table:table-cell office:value-type="string">
            <text:p>a fab time</text:p>
          </table:table-cell>
          <table:table-cell office:value-type="string">
            <text:p>Right</text:p>
          </table:table-cell>
          <table:table-cell office:value-type="string">
            <text:p>Ul have a fab time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r report number</text:p>
          </table:table-cell>
          <table:table-cell office:value-type="string">
            <text:p>need</text:p>
          </table:table-cell>
          <table:table-cell office:value-type="string">
            <text:p>some exposure</text:p>
          </table:table-cell>
          <table:table-cell office:value-type="string">
            <text:p>Wrong</text:p>
          </table:table-cell>
          <table:table-cell office:value-type="string">
            <text:p>Your report number is 37867.. Need some exposure ! ? Hit us up at http :\/\/t.co\/7QGAzntsj4 and join the mailing list ! ! ! Also ask us about you being on our mixtape ! !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</text:p>
          </table:table-cell>
          <table:table-cell office:value-type="string">
            <text:p>join</text:p>
          </table:table-cell>
          <table:table-cell office:value-type="string">
            <text:p>the mailing list</text:p>
          </table:table-cell>
          <table:table-cell office:value-type="string">
            <text:p>Wrong</text:p>
          </table:table-cell>
          <table:table-cell office:value-type="string">
            <text:p>Your report number is 37867.. Need some exposure ! ? Hit us up at http :\/\/t.co\/7QGAzntsj4 and join the mailing list ! ! ! Also ask us about you being on our mixtape ! !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mailing list</text:p>
          </table:table-cell>
          <table:table-cell office:value-type="string">
            <text:p>ask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Your report number is 37867.. Need some exposure ! ? Hit us up at http :\/\/t.co\/7QGAzntsj4 and join the mailing list ! ! ! Also ask us about you being on our mixtape ! ! !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iall horan</text:p>
          </table:table-cell>
          <table:table-cell office:value-type="string">
            <text:p>bear in</text:p>
          </table:table-cell>
          <table:table-cell office:value-type="string">
            <text:p>mullingar</text:p>
          </table:table-cell>
          <table:table-cell office:value-type="string">
            <text:p>Wrong</text:p>
          </table:table-cell>
          <table:table-cell office:value-type="string">
            <text:p>Niall Horan was born in Mullingar , Ireland when 13 September 1993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veryone</text:p>
          </table:table-cell>
          <table:table-cell office:value-type="string">
            <text:p>struggle since</text:p>
          </table:table-cell>
          <table:table-cell office:value-type="string">
            <text:p>all the changes</text:p>
          </table:table-cell>
          <table:table-cell office:value-type="string">
            <text:p>Right</text:p>
          </table:table-cell>
          <table:table-cell office:value-type="string">
            <text:p>Everyone is struggling since all the changes came into effect , we have all got more to pay out each week thanks ... http :\/\/t.co\/pZP3FlU5rT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ll the changes</text:p>
          </table:table-cell>
          <table:table-cell office:value-type="string">
            <text:p>come into</text:p>
          </table:table-cell>
          <table:table-cell office:value-type="string">
            <text:p>effect</text:p>
          </table:table-cell>
          <table:table-cell office:value-type="string">
            <text:p>Right</text:p>
          </table:table-cell>
          <table:table-cell office:value-type="string">
            <text:p>Everyone is struggling since all the changes came into effect , we have all got more to pay out each week thanks ... http :\/\/t.co\/pZP3FlU5rT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all</text:p>
          </table:table-cell>
          <table:table-cell office:value-type="string">
            <text:p>Wrong</text:p>
          </table:table-cell>
          <table:table-cell office:value-type="string">
            <text:p>Everyone is struggling since all the changes came into effect , we have all got more to pay out each week thanks ... http :\/\/t.co\/pZP3FlU5rT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ll</text:p>
          </table:table-cell>
          <table:table-cell office:value-type="string">
            <text:p>get</text:p>
          </table:table-cell>
          <table:table-cell office:value-type="string">
            <text:p>more</text:p>
          </table:table-cell>
          <table:table-cell office:value-type="string">
            <text:p>Wrong</text:p>
          </table:table-cell>
          <table:table-cell office:value-type="string">
            <text:p>Everyone is struggling since all the changes came into effect , we have all got more to pay out each week thanks ... http :\/\/t.co\/pZP3FlU5rT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anyone</text:p>
          </table:table-cell>
          <table:table-cell office:value-type="string">
            <text:p>Right</text:p>
          </table:table-cell>
          <table:table-cell office:value-type="string">
            <text:p>Do you miss anyone right now ? \u2014 Ye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 one</text:p>
          </table:table-cell>
          <table:table-cell office:value-type="string">
            <text:p>punish for</text:p>
          </table:table-cell>
          <table:table-cell office:value-type="string">
            <text:p>the may # killings</text:p>
          </table:table-cell>
          <table:table-cell office:value-type="string">
            <text:p>Right</text:p>
          </table:table-cell>
          <table:table-cell office:value-type="string">
            <text:p>No one was ever punished for the May 21 killing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mass murder</text:p>
          </table:table-cell>
          <table:table-cell office:value-type="string">
            <text:p>take</text:p>
          </table:table-cell>
          <table:table-cell office:value-type="string">
            <text:p>place</text:p>
          </table:table-cell>
          <table:table-cell office:value-type="string">
            <text:p>Right</text:p>
          </table:table-cell>
          <table:table-cell office:value-type="string">
            <text:p>Jagmohan , under the mass murder took place never showed any remorse http :\/\/t.co\/4ynvlgoS23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lace</text:p>
          </table:table-cell>
          <table:table-cell office:value-type="string">
            <text:p>show</text:p>
          </table:table-cell>
          <table:table-cell office:value-type="string">
            <text:p>any remorse http :\/\/t.co\/4ynvlgos23</text:p>
          </table:table-cell>
          <table:table-cell office:value-type="string">
            <text:p>Wrong</text:p>
          </table:table-cell>
          <table:table-cell office:value-type="string">
            <text:p>Jagmohan , under the mass murder took place never showed any remorse http :\/\/t.co\/4ynvlgoS23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? #trickyfucker</text:p>
          </table:table-cell>
          <table:table-cell office:value-type="string">
            <text:p>Wrong</text:p>
          </table:table-cell>
          <table:table-cell office:value-type="string">
            <text:p>How does that even happen at 2 am ? #trickyfucker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nt to change</text:p>
          </table:table-cell>
          <table:table-cell office:value-type="string">
            <text:p>my name</text:p>
          </table:table-cell>
          <table:table-cell office:value-type="string">
            <text:p>Right</text:p>
          </table:table-cell>
          <table:table-cell office:value-type="string">
            <text:p>I want to change my name on Facebook to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watch</text:p>
          </table:table-cell>
          <table:table-cell office:value-type="string">
            <text:p>fob</text:p>
          </table:table-cell>
          <table:table-cell office:value-type="string">
            <text:p>Wrong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able to get</text:p>
          </table:table-cell>
          <table:table-cell office:value-type="string">
            <text:p>pr tix</text:p>
          </table:table-cell>
          <table:table-cell office:value-type="string">
            <text:p>Right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abandon</text:p>
          </table:table-cell>
          <table:table-cell office:value-type="string">
            <text:p>my fall</text:p>
          </table:table-cell>
          <table:table-cell office:value-type="string">
            <text:p>Wrong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miracles of image editing \nplease</text:p>
          </table:table-cell>
          <table:table-cell office:value-type="string">
            <text:p>feel free to leave</text:p>
          </table:table-cell>
          <table:table-cell office:value-type="string">
            <text:p>your comments</text:p>
          </table:table-cell>
          <table:table-cell office:value-type="string">
            <text:p>Wrong</text:p>
          </table:table-cell>
          <table:table-cell office:value-type="string">
            <text:p>Hi friends ...Check out the miracles of Image Editing \nPlease feel free to leave your comments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mean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t meant so much to me and it always will !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 in</text:p>
          </table:table-cell>
          <table:table-cell office:value-type="string">
            <text:p>a dark place</text:p>
          </table:table-cell>
          <table:table-cell office:value-type="string">
            <text:p>Right</text:p>
          </table:table-cell>
          <table:table-cell office:value-type="string">
            <text:p>I was in a dark place that day . . # OnThisDay 1982 , The Hacienda Club was opened in Manchester , Madonna made her UK TV debut there when C4 show The Tube was broadcast live . . I 'm single , you 're single ... what are we waiting for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hacienda club</text:p>
          </table:table-cell>
          <table:table-cell office:value-type="string">
            <text:p>open in</text:p>
          </table:table-cell>
          <table:table-cell office:value-type="string">
            <text:p>manchester</text:p>
          </table:table-cell>
          <table:table-cell office:value-type="string">
            <text:p>Right</text:p>
          </table:table-cell>
          <table:table-cell office:value-type="string">
            <text:p>I was in a dark place that day . . # OnThisDay 1982 , The Hacienda Club was opened in Manchester , Madonna made her UK TV debut there when C4 show The Tube was broadcast live . . I 'm single , you 're single ... what are we waiting for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donna</text:p>
          </table:table-cell>
          <table:table-cell office:value-type="string">
            <text:p>make</text:p>
          </table:table-cell>
          <table:table-cell office:value-type="string">
            <text:p>her uk tv debut</text:p>
          </table:table-cell>
          <table:table-cell office:value-type="string">
            <text:p>Right</text:p>
          </table:table-cell>
          <table:table-cell office:value-type="string">
            <text:p>I was in a dark place that day . . # OnThisDay 1982 , The Hacienda Club was opened in Manchester , Madonna made her UK TV debut there when C4 show The Tube was broadcast live . . I 'm single , you 're single ... what are we waiting for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4</text:p>
          </table:table-cell>
          <table:table-cell office:value-type="string">
            <text:p>show</text:p>
          </table:table-cell>
          <table:table-cell office:value-type="string">
            <text:p>the tube</text:p>
          </table:table-cell>
          <table:table-cell office:value-type="string">
            <text:p>Wrong</text:p>
          </table:table-cell>
          <table:table-cell office:value-type="string">
            <text:p>I was in a dark place that day . . # OnThisDay 1982 , The Hacienda Club was opened in Manchester , Madonna made her UK TV debut there when C4 show The Tube was broadcast live . . I 'm single , you 're single ... what are we waiting for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was in a dark place that day . . # OnThisDay 1982 , The Hacienda Club was opened in Manchester , Madonna made her UK TV debut there when C4 show The Tube was broadcast live . . I 'm single , you 're single ... what are we waiting for ?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ou gotta be smart and athletic and it ca n't be one or the other it MUST be both ... Goodnight slut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both</text:p>
          </table:table-cell>
          <table:table-cell office:value-type="string">
            <text:p>Right</text:p>
          </table:table-cell>
          <table:table-cell office:value-type="string">
            <text:p>You gotta be smart and athletic and it ca n't be one or the other it MUST be both ... Goodnight sluts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 little mini photo-sesh</text:p>
          </table:table-cell>
          <table:table-cell office:value-type="string">
            <text:p>Right</text:p>
          </table:table-cell>
          <table:table-cell office:value-type="string">
            <text:p>What r u doing tomorrow after sku ? Lol I might have a little mini photo-sesh for u to do if ur not busy w\/ @SoCALala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nly stupid people</text:p>
          </table:table-cell>
          <table:table-cell office:value-type="string">
            <text:p>understand meaning of</text:p>
          </table:table-cell>
          <table:table-cell office:value-type="string">
            <text:p>life</text:p>
          </table:table-cell>
          <table:table-cell office:value-type="string">
            <text:p>Wrong</text:p>
          </table:table-cell>
          <table:table-cell office:value-type="string">
            <text:p>Only stupid people who do not understand the meaning of life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t united</text:p>
          </table:table-cell>
          <table:table-cell office:value-type="string">
            <text:p>fuck up on</text:p>
          </table:table-cell>
          <table:table-cell office:value-type="string">
            <text:p>life</text:p>
          </table:table-cell>
          <table:table-cell office:value-type="string">
            <text:p>Wrong</text:p>
          </table:table-cell>
          <table:table-cell office:value-type="string">
            <text:p>Not United . . Up in the air , fucked up on life , all of the laws I 've broken , loves that I 've sacrificed # Mars May21st # LoveLustFaithDreams . #now_playing 2pm I 'm sor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sacrificed # mars may21st # lovelustfaithdreams</text:p>
          </table:table-cell>
          <table:table-cell office:value-type="string">
            <text:p>Right</text:p>
          </table:table-cell>
          <table:table-cell office:value-type="string">
            <text:p>Not United . . Up in the air , fucked up on life , all of the laws I 've broken , loves that I 've sacrificed # Mars May21st # LoveLustFaithDreams . #now_playing 2pm I 'm sorr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ts only cause I 'm home .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n</text:p>
          </table:table-cell>
          <table:table-cell office:value-type="string">
            <text:p>think remember</text:p>
          </table:table-cell>
          <table:table-cell office:value-type="string">
            <text:p>every chick</text:p>
          </table:table-cell>
          <table:table-cell office:value-type="string">
            <text:p>Wrong</text:p>
          </table:table-cell>
          <table:table-cell office:value-type="string">
            <text:p>Why do men think not remembering every chick they 've ever stuck their dick in supposed to be the standard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y</text:p>
          </table:table-cell>
          <table:table-cell office:value-type="string">
            <text:p>stick</text:p>
          </table:table-cell>
          <table:table-cell office:value-type="string">
            <text:p>their dick</text:p>
          </table:table-cell>
          <table:table-cell office:value-type="string">
            <text:p>Right</text:p>
          </table:table-cell>
          <table:table-cell office:value-type="string">
            <text:p>Why do men think not remembering every chick they 've ever stuck their dick in supposed to be the standard 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rty ass dick</text:p>
          </table:table-cell>
          <table:table-cell office:value-type="string">
            <text:p>please</text:p>
          </table:table-cell>
          <table:table-cell office:value-type="string">
            <text:p>follow @vegasjai # 1000aday</text:p>
          </table:table-cell>
          <table:table-cell office:value-type="string">
            <text:p>Wrong</text:p>
          </table:table-cell>
          <table:table-cell office:value-type="string">
            <text:p>Fuck on w\/ that dirty ass dick . . Please Follow @VegasJai # 1000aDay He Follows Back with a personal mention @Verified Please Verify his account # 100aDay 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</text:p>
          </table:table-cell>
          <table:table-cell office:value-type="string">
            <text:p>follow with</text:p>
          </table:table-cell>
          <table:table-cell office:value-type="string">
            <text:p>a personal mention</text:p>
          </table:table-cell>
          <table:table-cell office:value-type="string">
            <text:p>Right</text:p>
          </table:table-cell>
          <table:table-cell office:value-type="string">
            <text:p>Fuck on w\/ that dirty ass dick . . Please Follow @VegasJai # 1000aDay He Follows Back with a personal mention @Verified Please Verify his account # 100aDay .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ctual no. of relations :</text:p>
          </table:table-cell>
          <table:table-cell office:value-type="float" office:value="699">
            <text:p>699</text:p>
          </table:table-cell>
          <table:table-cell office:value-type="string">
            <text:p>Total relations found : </text:p>
          </table:table-cell>
          <table:table-cell office:value-type="float" office:value="526">
            <text:p>526</text:p>
          </table:table-cell>
          <table:table-cell office:value-type="string">
            <text:p>correct: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Precision</text:p>
          </table:table-cell>
          <table:table-cell table:formula="of:=[.$I533]/[.G533]" office:value-type="float" office:value="0.568441064638783">
            <text:p>0.56844106463878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ecall</text:p>
          </table:table-cell>
          <table:table-cell table:formula="of:=[.$I533]/[.$E533]" office:value-type="float" office:value="0.427753934191702">
            <text:p>0.427753934191702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-Measure</text:p>
          </table:table-cell>
          <table:table-cell table:formula="of:=([.$H535]*[.$H536]*2)/([.$H535]+[.$H536])" office:value-type="float" office:value="0.488163265306123">
            <text:p>0.48816326530612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22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karsh </meta:initial-creator>
    <meta:creation-date>2013-05-30T12:54:54</meta:creation-date>
    <dc:date>2013-08-08T22:12:19</dc:date>
    <dc:creator>Utkarsh </dc:creator>
    <meta:editing-duration>PT02H10M10S</meta:editing-duration>
    <meta:editing-cycles>21</meta:editing-cycles>
    <meta:generator>OpenOffice.org/3.2$Linux OpenOffice.org_project/320m12$Build-9483</meta:generator>
    <meta:document-statistic meta:table-count="3" meta:cell-count="2647" meta:object-count="0"/>
  </office:meta>
</office:document-meta>
</file>